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">
            <text:p>30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501">
            <text:p>50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9">
            <text:p>51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078">
            <text:p>2907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417">
            <text:p>2941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22">
            <text:p>3012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6">
            <text:p>2021-04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2 - 1.19)">
            <text:p>(0.62 - 1.1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4">
            <text:p>0.6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74">
            <text:p>774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2720355104629">
            <text:p>0.032720355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661966127702">
            <text:p>1.1166196613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1.5286887617301">
            <text:p>21.52868876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823.125">
            <text:p>823.12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55377342198428">
            <text:p>0.0355377342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685741365427">
            <text:p>1.1268574137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19.8490971422823">
            <text:p>19.849097142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26.625">
            <text:p>726.62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23591627699844">
            <text:p>0.0323591628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1530941590869">
            <text:p>1.1153094159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1.7651640749827">
            <text:p>21.76516407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617.5">
            <text:p>617.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75485166183359">
            <text:p>0.0275485166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979072928692">
            <text:p>1.0979072929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5.5059658969011">
            <text:p>25.505965896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236">
            <text:p>24236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485.875">
            <text:p>485.87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200476563789404">
            <text:p>0.020047656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07095453803782">
            <text:p>1.070954538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34.9204001814378">
            <text:p>34.920400181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5032">
            <text:p>25032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66">
            <text:p>366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46212847555129">
            <text:p>0.0146212848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5159350930138">
            <text:p>1.0515935093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620">
            <text:p>25620</text:p>
          </table:table-cell>
          <table:table-cell office:value-type="float" office:value="328.625">
            <text:p>328.625</text:p>
          </table:table-cell>
          <table:table-cell office:value-type="float" office:value="620.25">
            <text:p>620.25</text:p>
          </table:table-cell>
          <table:table-cell office:value-type="float" office:value="407.875">
            <text:p>407.875</text:p>
          </table:table-cell>
          <table:table-cell office:value-type="float" office:value="0.0291463414634146">
            <text:p>0.0291463415</text:p>
          </table:table-cell>
          <table:table-cell office:value-type="float" office:value="0.0375181466247278">
            <text:p>0.0375181466</text:p>
          </table:table-cell>
          <table:table-cell office:value-type="float" office:value="0.0159201795472287">
            <text:p>0.0159201795</text:p>
          </table:table-cell>
          <table:table-cell office:value-type="float" office:value="1.10367723319453">
            <text:p>1.1036772332</text:p>
          </table:table-cell>
          <table:table-cell office:value-type="float" office:value="1.13407243138581">
            <text:p>1.1340724314</text:p>
          </table:table-cell>
          <table:table-cell office:value-type="float" office:value="1.05621739456426">
            <text:p>1.0562173946</text:p>
          </table:table-cell>
          <table:table-cell office:value-type="float" office:value="24.1265328698922">
            <text:p>24.1265328699</text:p>
          </table:table-cell>
          <table:table-cell office:value-type="float" office:value="18.8194307548864">
            <text:p>18.8194307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7510">
            <text:p>27510</text:p>
          </table:table-cell>
          <table:table-cell office:value-type="float" office:value="410">
            <text:p>410</text:p>
          </table:table-cell>
          <table:table-cell office:value-type="float" office:value="555.875">
            <text:p>555.875</text:p>
          </table:table-cell>
          <table:table-cell office:value-type="float" office:value="636">
            <text:p>636</text:p>
          </table:table-cell>
          <table:table-cell office:value-type="float" office:value="0.0323624595469256">
            <text:p>0.0323624595</text:p>
          </table:table-cell>
          <table:table-cell office:value-type="float" office:value="0.033242136108121">
            <text:p>0.0332421361</text:p>
          </table:table-cell>
          <table:table-cell office:value-type="float" office:value="0.0231188658669575">
            <text:p>0.0231188659</text:p>
          </table:table-cell>
          <table:table-cell office:value-type="float" office:value="1.11532137283858">
            <text:p>1.1153213728</text:p>
          </table:table-cell>
          <table:table-cell office:value-type="float" office:value="1.11851335401996">
            <text:p>1.118513354</text:p>
          </table:table-cell>
          <table:table-cell office:value-type="float" office:value="1.08196361517394">
            <text:p>1.0819636152</text:p>
          </table:table-cell>
          <table:table-cell office:value-type="float" office:value="21.7629817826008">
            <text:p>21.7629817826</text:p>
          </table:table-cell>
          <table:table-cell office:value-type="float" office:value="21.196147992158">
            <text:p>21.1961479922</text:p>
          </table:table-cell>
          <table:table-cell office:value-type="float" office:value="30.3271385276856">
            <text:p>30.327138527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60">
            <text:p>17960</text:p>
          </table:table-cell>
          <table:table-cell office:value-type="float" office:value="28093">
            <text:p>28093</text:p>
          </table:table-cell>
          <table:table-cell office:value-type="float" office:value="283.875">
            <text:p>283.875</text:p>
          </table:table-cell>
          <table:table-cell office:value-type="float" office:value="347.875">
            <text:p>347.875</text:p>
          </table:table-cell>
          <table:table-cell office:value-type="float" office:value="683.75">
            <text:p>683.75</text:p>
          </table:table-cell>
          <table:table-cell office:value-type="float" office:value="0.0204447245228664">
            <text:p>0.0204447245</text:p>
          </table:table-cell>
          <table:table-cell office:value-type="float" office:value="0.0193694320712695">
            <text:p>0.0193694321</text:p>
          </table:table-cell>
          <table:table-cell office:value-type="float" office:value="0.0243388032605987">
            <text:p>0.0243388033</text:p>
          </table:table-cell>
          <table:table-cell office:value-type="float" office:value="1.07237578988123">
            <text:p>1.0723757899</text:p>
          </table:table-cell>
          <table:table-cell office:value-type="float" office:value="1.06852835505102">
            <text:p>1.0685283551</text:p>
          </table:table-cell>
          <table:table-cell office:value-type="float" office:value="1.08634687100665">
            <text:p>1.086346871</text:p>
          </table:table-cell>
          <table:table-cell office:value-type="float" office:value="34.2488782938689">
            <text:p>34.2488782939</text:p>
          </table:table-cell>
          <table:table-cell office:value-type="float" office:value="0">
            <text:p>0</text:p>
          </table:table-cell>
          <table:table-cell office:value-type="float" office:value="28.8242832859038">
            <text:p>28.824283285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395">
            <text:p>13395</text:p>
          </table:table-cell>
          <table:table-cell office:value-type="float" office:value="18384">
            <text:p>18384</text:p>
          </table:table-cell>
          <table:table-cell office:value-type="float" office:value="26283">
            <text:p>26283</text:p>
          </table:table-cell>
          <table:table-cell office:value-type="float" office:value="540.875">
            <text:p>540.875</text:p>
          </table:table-cell>
          <table:table-cell office:value-type="float" office:value="214">
            <text:p>214</text:p>
          </table:table-cell>
          <table:table-cell office:value-type="float" office:value="801.375">
            <text:p>801.375</text:p>
          </table:table-cell>
          <table:table-cell office:value-type="float" office:value="0.0403788727136991">
            <text:p>0.0403788727</text:p>
          </table:table-cell>
          <table:table-cell office:value-type="float" office:value="0.0116405570060923">
            <text:p>0.011640557</text:p>
          </table:table-cell>
          <table:table-cell office:value-type="float" office:value="0.0304902408400867">
            <text:p>0.0304902408</text:p>
          </table:table-cell>
          <table:table-cell office:value-type="float" office:value="1.14452174308674">
            <text:p>1.1445217431</text:p>
          </table:table-cell>
          <table:table-cell office:value-type="float" office:value="1.04100753455345">
            <text:p>1.0410075346</text:p>
          </table:table-cell>
          <table:table-cell office:value-type="float" office:value="1.10853796632182">
            <text:p>1.1085379663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3.0782498798283">
            <text:p>23.078249879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925">
            <text:p>18925</text:p>
          </table:table-cell>
          <table:table-cell office:value-type="float" office:value="25797">
            <text:p>25797</text:p>
          </table:table-cell>
          <table:table-cell office:value-type="float" office:value="484.5">
            <text:p>484.5</text:p>
          </table:table-cell>
          <table:table-cell office:value-type="float" office:value="308.375">
            <text:p>308.375</text:p>
          </table:table-cell>
          <table:table-cell office:value-type="float" office:value="416.125">
            <text:p>416.125</text:p>
          </table:table-cell>
          <table:table-cell office:value-type="float" office:value="0.0371207477781183">
            <text:p>0.0371207478</text:p>
          </table:table-cell>
          <table:table-cell office:value-type="float" office:value="0.0162945838837517">
            <text:p>0.0162945839</text:p>
          </table:table-cell>
          <table:table-cell office:value-type="float" office:value="0.0161307516377873">
            <text:p>0.0161307516</text:p>
          </table:table-cell>
          <table:table-cell office:value-type="float" office:value="1.132623399058">
            <text:p>1.1326233991</text:p>
          </table:table-cell>
          <table:table-cell office:value-type="float" office:value="1.05755144998246">
            <text:p>1.05755145</text:p>
          </table:table-cell>
          <table:table-cell office:value-type="float" office:value="1.05696762498312">
            <text:p>1.056967625</text:p>
          </table:table-cell>
          <table:table-cell office:value-type="float" office:value="19.0172381641688">
            <text:p>19.01723816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20419">
            <text:p>20419</text:p>
          </table:table-cell>
          <table:table-cell office:value-type="float" office:value="28230">
            <text:p>28230</text:p>
          </table:table-cell>
          <table:table-cell office:value-type="float" office:value="503.625">
            <text:p>503.625</text:p>
          </table:table-cell>
          <table:table-cell office:value-type="float" office:value="881.125">
            <text:p>881.125</text:p>
          </table:table-cell>
          <table:table-cell office:value-type="float" office:value="1167.5">
            <text:p>1167.5</text:p>
          </table:table-cell>
          <table:table-cell office:value-type="float" office:value="0.038003697555086">
            <text:p>0.0380036976</text:p>
          </table:table-cell>
          <table:table-cell office:value-type="float" office:value="0.0431522111758656">
            <text:p>0.0431522112</text:p>
          </table:table-cell>
          <table:table-cell office:value-type="float" office:value="0.0413567127169678">
            <text:p>0.0413567127</text:p>
          </table:table-cell>
          <table:table-cell office:value-type="float" office:value="1.1358437322574">
            <text:p>1.1358437323</text:p>
          </table:table-cell>
          <table:table-cell office:value-type="float" office:value="1.15468248124109">
            <text:p>1.1546824812</text:p>
          </table:table-cell>
          <table:table-cell office:value-type="float" office:value="1.14810083477542">
            <text:p>1.1481008348</text:p>
          </table:table-cell>
          <table:table-cell office:value-type="float" office:value="18.5833597000124">
            <text:p>18.5833597</text:p>
          </table:table-cell>
          <table:table-cell office:value-type="float" office:value="16.4069760812059">
            <text:p>16.4069760812</text:p>
          </table:table-cell>
          <table:table-cell office:value-type="float" office:value="17.1044426441598">
            <text:p>17.104442644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3885">
            <text:p>13885</text:p>
          </table:table-cell>
          <table:table-cell office:value-type="float" office:value="20595">
            <text:p>20595</text:p>
          </table:table-cell>
          <table:table-cell office:value-type="float" office:value="29477">
            <text:p>29477</text:p>
          </table:table-cell>
          <table:table-cell office:value-type="float" office:value="283.875">
            <text:p>283.875</text:p>
          </table:table-cell>
          <table:table-cell office:value-type="float" office:value="528.75">
            <text:p>528.75</text:p>
          </table:table-cell>
          <table:table-cell office:value-type="float" office:value="1210.125">
            <text:p>1210.125</text:p>
          </table:table-cell>
          <table:table-cell office:value-type="float" office:value="0.0204447245228664">
            <text:p>0.0204447245</text:p>
          </table:table-cell>
          <table:table-cell office:value-type="float" office:value="0.025673707210488">
            <text:p>0.0256737072</text:p>
          </table:table-cell>
          <table:table-cell office:value-type="float" office:value="0.0410531940156732">
            <text:p>0.041053194</text:p>
          </table:table-cell>
          <table:table-cell office:value-type="float" office:value="1.07237578988123">
            <text:p>1.0723757899</text:p>
          </table:table-cell>
          <table:table-cell office:value-type="float" office:value="1.09114988815089">
            <text:p>1.0911498882</text:p>
          </table:table-cell>
          <table:table-cell office:value-type="float" office:value="1.14698949394308">
            <text:p>1.1469894939</text:p>
          </table:table-cell>
          <table:table-cell office:value-type="float" office:value="34.2488782938689">
            <text:p>34.2488782939</text:p>
          </table:table-cell>
          <table:table-cell office:value-type="float" office:value="27.3434378311711">
            <text:p>27.3434378312</text:p>
          </table:table-cell>
          <table:table-cell office:value-type="float" office:value="17.2283727895969">
            <text:p>17.228372789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14444">
            <text:p>14444</text:p>
          </table:table-cell>
          <table:table-cell office:value-type="float" office:value="19450">
            <text:p>19450</text:p>
          </table:table-cell>
          <table:table-cell office:value-type="float" office:value="31406">
            <text:p>31406</text:p>
          </table:table-cell>
          <table:table-cell office:value-type="float" office:value="280.75">
            <text:p>280.75</text:p>
          </table:table-cell>
          <table:table-cell office:value-type="float" office:value="696.25">
            <text:p>696.25</text:p>
          </table:table-cell>
          <table:table-cell office:value-type="float" office:value="1674.25">
            <text:p>1674.25</text:p>
          </table:table-cell>
          <table:table-cell office:value-type="float" office:value="0.0194371365272778">
            <text:p>0.0194371365</text:p>
          </table:table-cell>
          <table:table-cell office:value-type="float" office:value="0.0357969151670951">
            <text:p>0.0357969152</text:p>
          </table:table-cell>
          <table:table-cell office:value-type="float" office:value="0.053309877093549">
            <text:p>0.0533098771</text:p>
          </table:table-cell>
          <table:table-cell office:value-type="float" office:value="1.06877047030718">
            <text:p>1.0687704703</text:p>
          </table:table-cell>
          <table:table-cell office:value-type="float" office:value="1.12780078459037">
            <text:p>1.1278007846</text:p>
          </table:table-cell>
          <table:table-cell office:value-type="float" office:value="1.19215477809905">
            <text:p>1.1921547781</text:p>
          </table:table-cell>
          <table:table-cell office:value-type="float" office:value="0">
            <text:p>0</text:p>
          </table:table-cell>
          <table:table-cell office:value-type="float" office:value="19.707863666919">
            <text:p>19.7078636669</text:p>
          </table:table-cell>
          <table:table-cell office:value-type="float" office:value="13.345801773097">
            <text:p>13.34580177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99">
            <text:p>599</text:p>
          </table:table-cell>
          <table:table-cell office:value-type="float" office:value="14891">
            <text:p>14891</text:p>
          </table:table-cell>
          <table:table-cell office:value-type="float" office:value="20875">
            <text:p>20875</text:p>
          </table:table-cell>
          <table:table-cell office:value-type="float" office:value="35159">
            <text:p>35159</text:p>
          </table:table-cell>
          <table:table-cell office:value-type="float" office:value="729.25">
            <text:p>729.25</text:p>
          </table:table-cell>
          <table:table-cell office:value-type="float" office:value="1144.75">
            <text:p>1144.75</text:p>
          </table:table-cell>
          <table:table-cell office:value-type="float" office:value="1903.25">
            <text:p>1903.25</text:p>
          </table:table-cell>
          <table:table-cell office:value-type="float" office:value="0.0489725337452152">
            <text:p>0.0489725337</text:p>
          </table:table-cell>
          <table:table-cell office:value-type="float" office:value="0.0548383233532934">
            <text:p>0.0548383234</text:p>
          </table:table-cell>
          <table:table-cell office:value-type="float" office:value="0.0541326545123581">
            <text:p>0.0541326545</text:p>
          </table:table-cell>
          <table:table-cell office:value-type="float" office:value="1.17610455386865">
            <text:p>1.1761045539</text:p>
          </table:table-cell>
          <table:table-cell office:value-type="float" office:value="1.1978283254846">
            <text:p>1.1978283255</text:p>
          </table:table-cell>
          <table:table-cell office:value-type="float" office:value="1.19520776559098">
            <text:p>1.1952077656</text:p>
          </table:table-cell>
          <table:table-cell office:value-type="float" office:value="14.4976065518807">
            <text:p>14.4976065519</text:p>
          </table:table-cell>
          <table:table-cell office:value-type="float" office:value="12.9833217020032">
            <text:p>12.983321702</text:p>
          </table:table-cell>
          <table:table-cell office:value-type="float" office:value="13.1481321606433">
            <text:p>13.14813216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16015">
            <text:p>16015</text:p>
          </table:table-cell>
          <table:table-cell office:value-type="float" office:value="22100">
            <text:p>22100</text:p>
          </table:table-cell>
          <table:table-cell office:value-type="float" office:value="37199">
            <text:p>37199</text:p>
          </table:table-cell>
          <table:table-cell office:value-type="float" office:value="378.375">
            <text:p>378.375</text:p>
          </table:table-cell>
          <table:table-cell office:value-type="float" office:value="1129.75">
            <text:p>1129.75</text:p>
          </table:table-cell>
          <table:table-cell office:value-type="float" office:value="1826">
            <text:p>1826</text:p>
          </table:table-cell>
          <table:table-cell office:value-type="float" office:value="0.0236262878551358">
            <text:p>0.0236262879</text:p>
          </table:table-cell>
          <table:table-cell office:value-type="float" office:value="0.0511199095022624">
            <text:p>0.0511199095</text:p>
          </table:table-cell>
          <table:table-cell office:value-type="float" office:value="0.0490873410575553">
            <text:p>0.0490873411</text:p>
          </table:table-cell>
          <table:table-cell office:value-type="float" office:value="1.08378608238949">
            <text:p>1.0837860824</text:p>
          </table:table-cell>
          <table:table-cell office:value-type="float" office:value="1.18404164374706">
            <text:p>1.1840416437</text:p>
          </table:table-cell>
          <table:table-cell office:value-type="float" office:value="1.17652844512356">
            <text:p>1.1765284451</text:p>
          </table:table-cell>
          <table:table-cell office:value-type="float" office:value="29.6831886824873">
            <text:p>29.6831886825</text:p>
          </table:table-cell>
          <table:table-cell office:value-type="float" office:value="13.9029350549372">
            <text:p>13.9029350549</text:p>
          </table:table-cell>
          <table:table-cell office:value-type="float" office:value="14.4644968060823">
            <text:p>14.46449680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16260">
            <text:p>16260</text:p>
          </table:table-cell>
          <table:table-cell office:value-type="float" office:value="22225">
            <text:p>22225</text:p>
          </table:table-cell>
          <table:table-cell office:value-type="float" office:value="37148">
            <text:p>37148</text:p>
          </table:table-cell>
          <table:table-cell office:value-type="float" office:value="395.375">
            <text:p>395.375</text:p>
          </table:table-cell>
          <table:table-cell office:value-type="float" office:value="910.625">
            <text:p>910.625</text:p>
          </table:table-cell>
          <table:table-cell office:value-type="float" office:value="2095.25">
            <text:p>2095.25</text:p>
          </table:table-cell>
          <table:table-cell office:value-type="float" office:value="0.0243158056580566">
            <text:p>0.0243158057</text:p>
          </table:table-cell>
          <table:table-cell office:value-type="float" office:value="0.0409730033745782">
            <text:p>0.0409730034</text:p>
          </table:table-cell>
          <table:table-cell office:value-type="float" office:value="0.0564027673091418">
            <text:p>0.0564027673</text:p>
          </table:table-cell>
          <table:table-cell office:value-type="float" office:value="1.08626418627661">
            <text:p>1.0862641863</text:p>
          </table:table-cell>
          <table:table-cell office:value-type="float" office:value="1.14669593434187">
            <text:p>1.1466959343</text:p>
          </table:table-cell>
          <table:table-cell office:value-type="float" office:value="1.20364497901585">
            <text:p>1.203644979</text:p>
          </table:table-cell>
          <table:table-cell office:value-type="float" office:value="28.8512197787774">
            <text:p>28.8512197788</text:p>
          </table:table-cell>
          <table:table-cell office:value-type="float" office:value="17.2614221351999">
            <text:p>17.2614221352</text:p>
          </table:table-cell>
          <table:table-cell office:value-type="float" office:value="12.6326450074429">
            <text:p>12.632645007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418">
            <text:p>15418</text:p>
          </table:table-cell>
          <table:table-cell office:value-type="float" office:value="23556">
            <text:p>23556</text:p>
          </table:table-cell>
          <table:table-cell office:value-type="float" office:value="39169">
            <text:p>39169</text:p>
          </table:table-cell>
          <table:table-cell office:value-type="float" office:value="569.875">
            <text:p>569.875</text:p>
          </table:table-cell>
          <table:table-cell office:value-type="float" office:value="1182.375">
            <text:p>1182.375</text:p>
          </table:table-cell>
          <table:table-cell office:value-type="float" office:value="2083.125">
            <text:p>2083.125</text:p>
          </table:table-cell>
          <table:table-cell office:value-type="float" office:value="0.0369616681800493">
            <text:p>0.0369616682</text:p>
          </table:table-cell>
          <table:table-cell office:value-type="float" office:value="0.050194218033622">
            <text:p>0.050194218</text:p>
          </table:table-cell>
          <table:table-cell office:value-type="float" office:value="0.0531830018637188">
            <text:p>0.0531830019</text:p>
          </table:table-cell>
          <table:table-cell office:value-type="float" office:value="1.13204352186289">
            <text:p>1.1320435219</text:p>
          </table:table-cell>
          <table:table-cell office:value-type="float" office:value="1.18061790378473">
            <text:p>1.1806179038</text:p>
          </table:table-cell>
          <table:table-cell office:value-type="float" office:value="1.19168423263">
            <text:p>1.1916842326</text:p>
          </table:table-cell>
          <table:table-cell office:value-type="float" office:value="19.0976128970245">
            <text:p>19.097612897</text:p>
          </table:table-cell>
          <table:table-cell office:value-type="float" office:value="14.1530480862553">
            <text:p>14.1530480863</text:p>
          </table:table-cell>
          <table:table-cell office:value-type="float" office:value="13.3768273004374">
            <text:p>13.376827300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4871">
            <text:p>14871</text:p>
          </table:table-cell>
          <table:table-cell office:value-type="float" office:value="25248">
            <text:p>25248</text:p>
          </table:table-cell>
          <table:table-cell office:value-type="float" office:value="40429">
            <text:p>40429</text:p>
          </table:table-cell>
          <table:table-cell office:value-type="float" office:value="711.375">
            <text:p>711.375</text:p>
          </table:table-cell>
          <table:table-cell office:value-type="float" office:value="1216.25">
            <text:p>1216.25</text:p>
          </table:table-cell>
          <table:table-cell office:value-type="float" office:value="1486">
            <text:p>1486</text:p>
          </table:table-cell>
          <table:table-cell office:value-type="float" office:value="0.0478363929796248">
            <text:p>0.047836393</text:p>
          </table:table-cell>
          <table:table-cell office:value-type="float" office:value="0.0481721324461343">
            <text:p>0.0481721324</text:p>
          </table:table-cell>
          <table:table-cell office:value-type="float" office:value="0.0367557941081897">
            <text:p>0.0367557941</text:p>
          </table:table-cell>
          <table:table-cell office:value-type="float" office:value="1.17191248359556">
            <text:p>1.1719124836</text:p>
          </table:table-cell>
          <table:table-cell office:value-type="float" office:value="1.17315075007651">
            <text:p>1.1731507501</text:p>
          </table:table-cell>
          <table:table-cell office:value-type="float" office:value="1.13129321664369">
            <text:p>1.1312932166</text:p>
          </table:table-cell>
          <table:table-cell office:value-type="float" office:value="14.8338295820423">
            <text:p>14.833829582</text:p>
          </table:table-cell>
          <table:table-cell office:value-type="float" office:value="14.7328221982541">
            <text:p>14.7328221983</text:p>
          </table:table-cell>
          <table:table-cell office:value-type="float" office:value="19.2026631628105">
            <text:p>19.20266316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6360">
            <text:p>16360</text:p>
          </table:table-cell>
          <table:table-cell office:value-type="float" office:value="27527">
            <text:p>27527</text:p>
          </table:table-cell>
          <table:table-cell office:value-type="float" office:value="42532">
            <text:p>42532</text:p>
          </table:table-cell>
          <table:table-cell office:value-type="float" office:value="707.875">
            <text:p>707.875</text:p>
          </table:table-cell>
          <table:table-cell office:value-type="float" office:value="1143.75">
            <text:p>1143.75</text:p>
          </table:table-cell>
          <table:table-cell office:value-type="float" office:value="1140.375">
            <text:p>1140.375</text:p>
          </table:table-cell>
          <table:table-cell office:value-type="float" office:value="0.0432686430317848">
            <text:p>0.043268643</text:p>
          </table:table-cell>
          <table:table-cell office:value-type="float" office:value="0.041550114433102">
            <text:p>0.0415501144</text:p>
          </table:table-cell>
          <table:table-cell office:value-type="float" office:value="0.0268121649581492">
            <text:p>0.026812165</text:p>
          </table:table-cell>
          <table:table-cell office:value-type="float" office:value="1.15510971453208">
            <text:p>1.1551097145</text:p>
          </table:table-cell>
          <table:table-cell office:value-type="float" office:value="1.14880916805429">
            <text:p>1.1488091681</text:p>
          </table:table-cell>
          <table:table-cell office:value-type="float" office:value="1.09525160604542">
            <text:p>1.095251606</text:p>
          </table:table-cell>
          <table:table-cell office:value-type="float" office:value="16.3637460333957">
            <text:p>16.3637460334</text:p>
          </table:table-cell>
          <table:table-cell office:value-type="float" office:value="17.0264188159703">
            <text:p>17.026418816</text:p>
          </table:table-cell>
          <table:table-cell office:value-type="float" office:value="26.1970114124194">
            <text:p>26.197011412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7405">
            <text:p>17405</text:p>
          </table:table-cell>
          <table:table-cell office:value-type="float" office:value="27742">
            <text:p>27742</text:p>
          </table:table-cell>
          <table:table-cell office:value-type="float" office:value="45845">
            <text:p>45845</text:p>
          </table:table-cell>
          <table:table-cell office:value-type="float" office:value="756.5">
            <text:p>756.5</text:p>
          </table:table-cell>
          <table:table-cell office:value-type="float" office:value="1279">
            <text:p>1279</text:p>
          </table:table-cell>
          <table:table-cell office:value-type="float" office:value="805.125">
            <text:p>805.125</text:p>
          </table:table-cell>
          <table:table-cell office:value-type="float" office:value="0.0434645216891698">
            <text:p>0.0434645217</text:p>
          </table:table-cell>
          <table:table-cell office:value-type="float" office:value="0.0461033811549275">
            <text:p>0.0461033812</text:p>
          </table:table-cell>
          <table:table-cell office:value-type="float" office:value="0.0175618933362417">
            <text:p>0.0175618933</text:p>
          </table:table-cell>
          <table:table-cell office:value-type="float" office:value="1.1558285886176">
            <text:p>1.1558285886</text:p>
          </table:table-cell>
          <table:table-cell office:value-type="float" office:value="1.16552785667992">
            <text:p>1.1655278567</text:p>
          </table:table-cell>
          <table:table-cell office:value-type="float" office:value="1.06207113006805">
            <text:p>1.0620711301</text:p>
          </table:table-cell>
          <table:table-cell office:value-type="float" office:value="16.2915406426018">
            <text:p>16.2915406426</text:p>
          </table:table-cell>
          <table:table-cell office:value-type="float" office:value="15.3785981055349">
            <text:p>15.378598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8628">
            <text:p>18628</text:p>
          </table:table-cell>
          <table:table-cell office:value-type="float" office:value="29126">
            <text:p>29126</text:p>
          </table:table-cell>
          <table:table-cell office:value-type="float" office:value="48479">
            <text:p>48479</text:p>
          </table:table-cell>
          <table:table-cell office:value-type="float" office:value="913.25">
            <text:p>913.25</text:p>
          </table:table-cell>
          <table:table-cell office:value-type="float" office:value="1601.75">
            <text:p>1601.75</text:p>
          </table:table-cell>
          <table:table-cell office:value-type="float" office:value="1030">
            <text:p>1030</text:p>
          </table:table-cell>
          <table:table-cell office:value-type="float" office:value="0.0490256602963281">
            <text:p>0.0490256603</text:p>
          </table:table-cell>
          <table:table-cell office:value-type="float" office:value="0.0549938199546797">
            <text:p>0.05499382</text:p>
          </table:table-cell>
          <table:table-cell office:value-type="float" office:value="0.0212463128364859">
            <text:p>0.0212463128</text:p>
          </table:table-cell>
          <table:table-cell office:value-type="float" office:value="1.17630070115743">
            <text:p>1.1763007012</text:p>
          </table:table-cell>
          <table:table-cell office:value-type="float" office:value="1.19840603749847">
            <text:p>1.1984060375</text:p>
          </table:table-cell>
          <table:table-cell office:value-type="float" office:value="1.07524685031363">
            <text:p>1.0752468503</text:p>
          </table:table-cell>
          <table:table-cell office:value-type="float" office:value="14.4822658979027">
            <text:p>14.4822658979</text:p>
          </table:table-cell>
          <table:table-cell office:value-type="float" office:value="12.9475737025786">
            <text:p>12.9475737026</text:p>
          </table:table-cell>
          <table:table-cell office:value-type="float" office:value="32.9697108372471">
            <text:p>32.969710837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578">
            <text:p>20578</text:p>
          </table:table-cell>
          <table:table-cell office:value-type="float" office:value="30222">
            <text:p>30222</text:p>
          </table:table-cell>
          <table:table-cell office:value-type="float" office:value="47696">
            <text:p>47696</text:p>
          </table:table-cell>
          <table:table-cell office:value-type="float" office:value="1138.375">
            <text:p>1138.375</text:p>
          </table:table-cell>
          <table:table-cell office:value-type="float" office:value="943.5">
            <text:p>943.5</text:p>
          </table:table-cell>
          <table:table-cell office:value-type="float" office:value="902.875">
            <text:p>902.875</text:p>
          </table:table-cell>
          <table:table-cell office:value-type="float" office:value="0.0553200019438235">
            <text:p>0.0553200019</text:p>
          </table:table-cell>
          <table:table-cell office:value-type="float" office:value="0.0312189795513202">
            <text:p>0.0312189796</text:p>
          </table:table-cell>
          <table:table-cell office:value-type="float" office:value="0.0189297844682992">
            <text:p>0.0189297845</text:p>
          </table:table-cell>
          <table:table-cell office:value-type="float" office:value="1.19961819992891">
            <text:p>1.1996181999</text:p>
          </table:table-cell>
          <table:table-cell office:value-type="float" office:value="1.1111766928107">
            <text:p>1.1111766928</text:p>
          </table:table-cell>
          <table:table-cell office:value-type="float" office:value="1.06695658564948">
            <text:p>1.0669565856</text:p>
          </table:table-cell>
          <table:table-cell office:value-type="float" office:value="12.8732386447459">
            <text:p>12.8732386447</text:p>
          </table:table-cell>
          <table:table-cell office:value-type="float" office:value="22.5475473489822">
            <text:p>22.547547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770">
            <text:p>77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980">
            <text:p>21980</text:p>
          </table:table-cell>
          <table:table-cell office:value-type="float" office:value="31671">
            <text:p>31671</text:p>
          </table:table-cell>
          <table:table-cell office:value-type="float" office:value="45475">
            <text:p>45475</text:p>
          </table:table-cell>
          <table:table-cell office:value-type="float" office:value="1120.25">
            <text:p>1120.25</text:p>
          </table:table-cell>
          <table:table-cell office:value-type="float" office:value="585.375">
            <text:p>585.375</text:p>
          </table:table-cell>
          <table:table-cell office:value-type="float" office:value="641.875">
            <text:p>641.875</text:p>
          </table:table-cell>
          <table:table-cell office:value-type="float" office:value="0.050966787989081">
            <text:p>0.050966788</text:p>
          </table:table-cell>
          <table:table-cell office:value-type="float" office:value="0.0184829970635597">
            <text:p>0.0184829971</text:p>
          </table:table-cell>
          <table:table-cell office:value-type="float" office:value="0.0141148982957669">
            <text:p>0.0141148983</text:p>
          </table:table-cell>
          <table:table-cell office:value-type="float" office:value="1.18347508037851">
            <text:p>1.1834750804</text:p>
          </table:table-cell>
          <table:table-cell office:value-type="float" office:value="1.06536006723614">
            <text:p>1.0653600672</text:p>
          </table:table-cell>
          <table:table-cell office:value-type="float" office:value="1.04979263552883">
            <text:p>1.0497926355</text:p>
          </table:table-cell>
          <table:table-cell office:value-type="float" office:value="13.9436800271547">
            <text:p>13.94368002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3000">
            <text:p>33000</text:p>
          </table:table-cell>
          <table:table-cell office:value-type="float" office:value="46151">
            <text:p>46151</text:p>
          </table:table-cell>
          <table:table-cell office:value-type="float" office:value="927.625">
            <text:p>927.625</text:p>
          </table:table-cell>
          <table:table-cell office:value-type="float" office:value="589.875">
            <text:p>589.875</text:p>
          </table:table-cell>
          <table:table-cell office:value-type="float" office:value="840.25">
            <text:p>840.25</text:p>
          </table:table-cell>
          <table:table-cell office:value-type="float" office:value="0.0438966969524891">
            <text:p>0.043896697</text:p>
          </table:table-cell>
          <table:table-cell office:value-type="float" office:value="0.017875">
            <text:p>0.017875</text:p>
          </table:table-cell>
          <table:table-cell office:value-type="float" office:value="0.0182065394032632">
            <text:p>0.0182065394</text:p>
          </table:table-cell>
          <table:table-cell office:value-type="float" office:value="1.15741520254026">
            <text:p>1.1574152025</text:p>
          </table:table-cell>
          <table:table-cell office:value-type="float" office:value="1.063188750625">
            <text:p>1.0631887506</text:p>
          </table:table-cell>
          <table:table-cell office:value-type="float" office:value="1.06437258494242">
            <text:p>1.0643725849</text:p>
          </table:table-cell>
          <table:table-cell office:value-type="float" office:value="16.1345098694615">
            <text:p>16.13450986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2086">
            <text:p>22086</text:p>
          </table:table-cell>
          <table:table-cell office:value-type="float" office:value="34274">
            <text:p>34274</text:p>
          </table:table-cell>
          <table:table-cell office:value-type="float" office:value="47909">
            <text:p>47909</text:p>
          </table:table-cell>
          <table:table-cell office:value-type="float" office:value="951.625">
            <text:p>951.625</text:p>
          </table:table-cell>
          <table:table-cell office:value-type="float" office:value="513.625">
            <text:p>513.625</text:p>
          </table:table-cell>
          <table:table-cell office:value-type="float" office:value="737.75">
            <text:p>737.75</text:p>
          </table:table-cell>
          <table:table-cell office:value-type="float" office:value="0.0430872498415286">
            <text:p>0.0430872498</text:p>
          </table:table-cell>
          <table:table-cell office:value-type="float" office:value="0.0149858493318551">
            <text:p>0.0149858493</text:p>
          </table:table-cell>
          <table:table-cell office:value-type="float" office:value="0.0153989855768227">
            <text:p>0.0153989856</text:p>
          </table:table-cell>
          <table:table-cell office:value-type="float" office:value="1.15444413619921">
            <text:p>1.1544441362</text:p>
          </table:table-cell>
          <table:table-cell office:value-type="float" office:value="1.05289064099468">
            <text:p>1.052890641</text:p>
          </table:table-cell>
          <table:table-cell office:value-type="float" office:value="1.0543612218822">
            <text:p>1.0543612219</text:p>
          </table:table-cell>
          <table:table-cell office:value-type="float" office:value="16.4311971368335">
            <text:p>16.4311971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617">
            <text:p>617</text:p>
          </table:table-cell>
          <table:table-cell office:value-type="float" office:value="22794">
            <text:p>22794</text:p>
          </table:table-cell>
          <table:table-cell office:value-type="float" office:value="34050">
            <text:p>34050</text:p>
          </table:table-cell>
          <table:table-cell office:value-type="float" office:value="47849">
            <text:p>47849</text:p>
          </table:table-cell>
          <table:table-cell office:value-type="float" office:value="679.875">
            <text:p>679.875</text:p>
          </table:table-cell>
          <table:table-cell office:value-type="float" office:value="429.875">
            <text:p>429.875</text:p>
          </table:table-cell>
          <table:table-cell office:value-type="float" office:value="-243">
            <text:p>-243</text:p>
          </table:table-cell>
          <table:table-cell office:value-type="float" office:value="0.0298269281389839">
            <text:p>0.0298269281</text:p>
          </table:table-cell>
          <table:table-cell office:value-type="float" office:value="0.0126248164464023">
            <text:p>0.0126248164</text:p>
          </table:table-cell>
          <table:table-cell office:value-type="float" office:value="-0.00507847603920667">
            <text:p>-0.005078476</text:p>
          </table:table-cell>
          <table:table-cell office:value-type="float" office:value="1.10613795394517">
            <text:p>1.1061379539</text:p>
          </table:table-cell>
          <table:table-cell office:value-type="float" office:value="1.04449925410341">
            <text:p>1.0444992541</text:p>
          </table:table-cell>
          <table:table-cell office:value-type="float" office:value="0.982275884063783">
            <text:p>0.9822758841</text:p>
          </table:table-cell>
          <table:table-cell office:value-type="float" office:value="23.5838490340735">
            <text:p>23.5838490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23880">
            <text:p>23880</text:p>
          </table:table-cell>
          <table:table-cell office:value-type="float" office:value="34034">
            <text:p>34034</text:p>
          </table:table-cell>
          <table:table-cell office:value-type="float" office:value="50118">
            <text:p>50118</text:p>
          </table:table-cell>
          <table:table-cell office:value-type="float" office:value="344">
            <text:p>344</text:p>
          </table:table-cell>
          <table:table-cell office:value-type="float" office:value="469.375">
            <text:p>469.375</text:p>
          </table:table-cell>
          <table:table-cell office:value-type="float" office:value="-517.25">
            <text:p>-517.25</text:p>
          </table:table-cell>
          <table:table-cell office:value-type="float" office:value="0.0144053601340034">
            <text:p>0.0144053601</text:p>
          </table:table-cell>
          <table:table-cell office:value-type="float" office:value="0.0137913557031204">
            <text:p>0.0137913557</text:p>
          </table:table-cell>
          <table:table-cell office:value-type="float" office:value="-0.0103206432818548">
            <text:p>-0.0103206433</text:p>
          </table:table-cell>
          <table:table-cell office:value-type="float" office:value="1.05082548869417">
            <text:p>1.0508254887</text:p>
          </table:table-cell>
          <table:table-cell office:value-type="float" office:value="1.0486425398855">
            <text:p>1.0486425399</text:p>
          </table:table-cell>
          <table:table-cell office:value-type="float" office:value="0.964086519241901">
            <text:p>0.9640865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3660">
            <text:p>33660</text:p>
          </table:table-cell>
          <table:table-cell office:value-type="float" office:value="52191">
            <text:p>52191</text:p>
          </table:table-cell>
          <table:table-cell office:value-type="float" office:value="512.5">
            <text:p>512.5</text:p>
          </table:table-cell>
          <table:table-cell office:value-type="float" office:value="543.125">
            <text:p>543.125</text:p>
          </table:table-cell>
          <table:table-cell office:value-type="float" office:value="-211.125">
            <text:p>-211.125</text:p>
          </table:table-cell>
          <table:table-cell office:value-type="float" office:value="0.0203179511576277">
            <text:p>0.0203179512</text:p>
          </table:table-cell>
          <table:table-cell office:value-type="float" office:value="0.0161356209150327">
            <text:p>0.0161356209</text:p>
          </table:table-cell>
          <table:table-cell office:value-type="float" office:value="-0.00404523768465827">
            <text:p>-0.0040452377</text:p>
          </table:table-cell>
          <table:table-cell office:value-type="float" office:value="1.07192195456461">
            <text:p>1.0719219546</text:p>
          </table:table-cell>
          <table:table-cell office:value-type="float" office:value="1.05698497539675">
            <text:p>1.0569849754</text:p>
          </table:table-cell>
          <table:table-cell office:value-type="float" office:value="0.98587374144163">
            <text:p>0.9858737414</text:p>
          </table:table-cell>
          <table:table-cell office:value-type="float" office:value="34.4604253751249">
            <text:p>34.46042537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5646">
            <text:p>25646</text:p>
          </table:table-cell>
          <table:table-cell office:value-type="float" office:value="34758">
            <text:p>34758</text:p>
          </table:table-cell>
          <table:table-cell office:value-type="float" office:value="50439">
            <text:p>50439</text:p>
          </table:table-cell>
          <table:table-cell office:value-type="float" office:value="67.25">
            <text:p>67.25</text:p>
          </table:table-cell>
          <table:table-cell office:value-type="float" office:value="586.625">
            <text:p>586.625</text:p>
          </table:table-cell>
          <table:table-cell office:value-type="float" office:value="-90.375">
            <text:p>-90.375</text:p>
          </table:table-cell>
          <table:table-cell office:value-type="float" office:value="0.00262224128519067">
            <text:p>0.0026222413</text:p>
          </table:table-cell>
          <table:table-cell office:value-type="float" office:value="0.0168774095172334">
            <text:p>0.0168774095</text:p>
          </table:table-cell>
          <table:table-cell office:value-type="float" office:value="-0.00179176827454946">
            <text:p>-0.0017917683</text:p>
          </table:table-cell>
          <table:table-cell office:value-type="float" office:value="1.00919132175091">
            <text:p>1.0091913218</text:p>
          </table:table-cell>
          <table:table-cell office:value-type="float" office:value="1.05962923333626">
            <text:p>1.0596292333</text:p>
          </table:table-cell>
          <table:table-cell office:value-type="float" office:value="0.993735103488834">
            <text:p>0.9937351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5">
            <text:p>585</text:p>
          </table:table-cell>
          <table:table-cell office:value-type="float" office:value="25830">
            <text:p>25830</text:p>
          </table:table-cell>
          <table:table-cell office:value-type="float" office:value="33766">
            <text:p>33766</text:p>
          </table:table-cell>
          <table:table-cell office:value-type="float" office:value="47877">
            <text:p>47877</text:p>
          </table:table-cell>
          <table:table-cell office:value-type="float" office:value="63">
            <text:p>63</text:p>
          </table:table-cell>
          <table:table-cell office:value-type="float" office:value="-397">
            <text:p>-397</text:p>
          </table:table-cell>
          <table:table-cell office:value-type="float" office:value="-407">
            <text:p>-407</text:p>
          </table:table-cell>
          <table:table-cell office:value-type="float" office:value="0.0024390243902439">
            <text:p>0.0024390244</text:p>
          </table:table-cell>
          <table:table-cell office:value-type="float" office:value="-0.0117573890896168">
            <text:p>-0.0117573891</text:p>
          </table:table-cell>
          <table:table-cell office:value-type="float" office:value="-0.00850095035194352">
            <text:p>-0.0085009504</text:p>
          </table:table-cell>
          <table:table-cell office:value-type="float" office:value="1.00854824509221">
            <text:p>1.0085482451</text:p>
          </table:table-cell>
          <table:table-cell office:value-type="float" office:value="0.959120081134822">
            <text:p>0.9591200811</text:p>
          </table:table-cell>
          <table:table-cell office:value-type="float" office:value="0.970388315435695">
            <text:p>0.9703883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4080">
            <text:p>24080</text:p>
          </table:table-cell>
          <table:table-cell office:value-type="float" office:value="32294">
            <text:p>32294</text:p>
          </table:table-cell>
          <table:table-cell office:value-type="float" office:value="48157">
            <text:p>48157</text:p>
          </table:table-cell>
          <table:table-cell office:value-type="float" office:value="16.25">
            <text:p>16.25</text:p>
          </table:table-cell>
          <table:table-cell office:value-type="float" office:value="301">
            <text:p>301</text:p>
          </table:table-cell>
          <table:table-cell office:value-type="float" office:value="-450.125">
            <text:p>-450.125</text:p>
          </table:table-cell>
          <table:table-cell office:value-type="float" office:value="0.000674833887043189">
            <text:p>0.0006748339</text:p>
          </table:table-cell>
          <table:table-cell office:value-type="float" office:value="0.00932061683284821">
            <text:p>0.0093206168</text:p>
          </table:table-cell>
          <table:table-cell office:value-type="float" office:value="-0.00934703158419337">
            <text:p>-0.0093470316</text:p>
          </table:table-cell>
          <table:table-cell office:value-type="float" office:value="1.00236281119017">
            <text:p>1.0023628112</text:p>
          </table:table-cell>
          <table:table-cell office:value-type="float" office:value="1.03279243175533">
            <text:p>1.0327924318</text:p>
          </table:table-cell>
          <table:table-cell office:value-type="float" office:value="0.967456628774218">
            <text:p>0.9674566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045">
            <text:p>25045</text:p>
          </table:table-cell>
          <table:table-cell office:value-type="float" office:value="32450">
            <text:p>32450</text:p>
          </table:table-cell>
          <table:table-cell office:value-type="float" office:value="50468">
            <text:p>50468</text:p>
          </table:table-cell>
          <table:table-cell office:value-type="float" office:value="38.75">
            <text:p>38.75</text:p>
          </table:table-cell>
          <table:table-cell office:value-type="float" office:value="471.75">
            <text:p>471.75</text:p>
          </table:table-cell>
          <table:table-cell office:value-type="float" office:value="-285.875">
            <text:p>-285.875</text:p>
          </table:table-cell>
          <table:table-cell office:value-type="float" office:value="0.00154721501297664">
            <text:p>0.001547215</text:p>
          </table:table-cell>
          <table:table-cell office:value-type="float" office:value="0.014537750385208">
            <text:p>0.0145377504</text:p>
          </table:table-cell>
          <table:table-cell office:value-type="float" office:value="-0.00566448046286756">
            <text:p>-0.0056644805</text:p>
          </table:table-cell>
          <table:table-cell office:value-type="float" office:value="1.00541994453904">
            <text:p>1.0054199445</text:p>
          </table:table-cell>
          <table:table-cell office:value-type="float" office:value="1.0512963648733">
            <text:p>1.0512963649</text:p>
          </table:table-cell>
          <table:table-cell office:value-type="float" office:value="0.980237207604235">
            <text:p>0.9802372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646">
            <text:p>25646</text:p>
          </table:table-cell>
          <table:table-cell office:value-type="float" office:value="33655">
            <text:p>33655</text:p>
          </table:table-cell>
          <table:table-cell office:value-type="float" office:value="48251">
            <text:p>48251</text:p>
          </table:table-cell>
          <table:table-cell office:value-type="float" office:value="67.25">
            <text:p>67.25</text:p>
          </table:table-cell>
          <table:table-cell office:value-type="float" office:value="-8.5">
            <text:p>-8.5</text:p>
          </table:table-cell>
          <table:table-cell office:value-type="float" office:value="-310.75">
            <text:p>-310.75</text:p>
          </table:table-cell>
          <table:table-cell office:value-type="float" office:value="0.00262224128519067">
            <text:p>0.0026222413</text:p>
          </table:table-cell>
          <table:table-cell office:value-type="float" office:value="-0.000252562769276482">
            <text:p>-0.0002525628</text:p>
          </table:table-cell>
          <table:table-cell office:value-type="float" office:value="-0.00644028103044497">
            <text:p>-0.006440281</text:p>
          </table:table-cell>
          <table:table-cell office:value-type="float" office:value="1.00919132175091">
            <text:p>1.0091913218</text:p>
          </table:table-cell>
          <table:table-cell office:value-type="float" office:value="0.999116155331919">
            <text:p>0.9991161553</text:p>
          </table:table-cell>
          <table:table-cell office:value-type="float" office:value="0.977540311744155">
            <text:p>0.97754031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298">
            <text:p>33298</text:p>
          </table:table-cell>
          <table:table-cell office:value-type="float" office:value="48930">
            <text:p>48930</text:p>
          </table:table-cell>
          <table:table-cell office:value-type="float" office:value="76">
            <text:p>76</text:p>
          </table:table-cell>
          <table:table-cell office:value-type="float" office:value="-188.875">
            <text:p>-188.875</text:p>
          </table:table-cell>
          <table:table-cell office:value-type="float" office:value="559.125">
            <text:p>559.125</text:p>
          </table:table-cell>
          <table:table-cell office:value-type="float" office:value="0.00298214636060428">
            <text:p>0.0029821464</text:p>
          </table:table-cell>
          <table:table-cell office:value-type="float" office:value="-0.00567226259835426">
            <text:p>-0.0056722626</text:p>
          </table:table-cell>
          <table:table-cell office:value-type="float" office:value="0.0114270386266094">
            <text:p>0.0114270386</text:p>
          </table:table-cell>
          <table:table-cell office:value-type="float" office:value="1.01045494292807">
            <text:p>1.0104549429</text:p>
          </table:table-cell>
          <table:table-cell office:value-type="float" office:value="0.98021014304921">
            <text:p>0.980210143</text:p>
          </table:table-cell>
          <table:table-cell office:value-type="float" office:value="1.04025056652821">
            <text:p>1.0402505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308">
            <text:p>34308</text:p>
          </table:table-cell>
          <table:table-cell office:value-type="float" office:value="49776">
            <text:p>49776</text:p>
          </table:table-cell>
          <table:table-cell office:value-type="float" office:value="25">
            <text:p>25</text:p>
          </table:table-cell>
          <table:table-cell office:value-type="float" office:value="-277">
            <text:p>-277</text:p>
          </table:table-cell>
          <table:table-cell office:value-type="float" office:value="1120.25">
            <text:p>1120.25</text:p>
          </table:table-cell>
          <table:table-cell office:value-type="float" office:value="0.00106541657788195">
            <text:p>0.0010654166</text:p>
          </table:table-cell>
          <table:table-cell office:value-type="float" office:value="-0.00807391861956395">
            <text:p>-0.0080739186</text:p>
          </table:table-cell>
          <table:table-cell office:value-type="float" office:value="0.0225058261009322">
            <text:p>0.0225058261</text:p>
          </table:table-cell>
          <table:table-cell office:value-type="float" office:value="1.00373118284306">
            <text:p>1.0037311828</text:p>
          </table:table-cell>
          <table:table-cell office:value-type="float" office:value="0.971869053628802">
            <text:p>0.9718690536</text:p>
          </table:table-cell>
          <table:table-cell office:value-type="float" office:value="1.07976315528189">
            <text:p>1.0797631553</text:p>
          </table:table-cell>
          <table:table-cell table:number-columns-repeated="2" office:value-type="float" office:value="0">
            <text:p>0</text:p>
          </table:table-cell>
          <table:table-cell office:value-type="float" office:value="31.1438544707899">
            <text:p>31.143854470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5792">
            <text:p>35792</text:p>
          </table:table-cell>
          <table:table-cell office:value-type="float" office:value="51526">
            <text:p>51526</text:p>
          </table:table-cell>
          <table:table-cell office:value-type="float" office:value="-30.875">
            <text:p>-30.875</text:p>
          </table:table-cell>
          <table:table-cell office:value-type="float" office:value="-132.625">
            <text:p>-132.625</text:p>
          </table:table-cell>
          <table:table-cell office:value-type="float" office:value="953.875">
            <text:p>953.875</text:p>
          </table:table-cell>
          <table:table-cell office:value-type="float" office:value="-0.0012484836231298">
            <text:p>-0.0012484836</text:p>
          </table:table-cell>
          <table:table-cell office:value-type="float" office:value="-0.00370543696915512">
            <text:p>-0.003705437</text:p>
          </table:table-cell>
          <table:table-cell office:value-type="float" office:value="0.0185124985444242">
            <text:p>0.0185124985</text:p>
          </table:table-cell>
          <table:table-cell office:value-type="float" office:value="0.995633362393306">
            <text:p>0.9956333624</text:p>
          </table:table-cell>
          <table:table-cell office:value-type="float" office:value="0.987057881923697">
            <text:p>0.9870578819</text:p>
          </table:table-cell>
          <table:table-cell office:value-type="float" office:value="1.06546546160611">
            <text:p>1.0654654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638">
            <text:p>51638</text:p>
          </table:table-cell>
          <table:table-cell office:value-type="float" office:value="-15.25">
            <text:p>-15.25</text:p>
          </table:table-cell>
          <table:table-cell office:value-type="float" office:value="-185.375">
            <text:p>-185.375</text:p>
          </table:table-cell>
          <table:table-cell office:value-type="float" office:value="961.25">
            <text:p>961.25</text:p>
          </table:table-cell>
          <table:table-cell office:value-type="float" office:value="-0.000602838281219117">
            <text:p>-0.0006028383</text:p>
          </table:table-cell>
          <table:table-cell office:value-type="float" office:value="-0.00534375900835976">
            <text:p>-0.005343759</text:p>
          </table:table-cell>
          <table:table-cell office:value-type="float" office:value="0.0186151671249855">
            <text:p>0.0186151671</text:p>
          </table:table-cell>
          <table:table-cell office:value-type="float" office:value="0.99789077830716">
            <text:p>0.9978907783</text:p>
          </table:table-cell>
          <table:table-cell office:value-type="float" office:value="0.981352812761006">
            <text:p>0.9813528128</text:p>
          </table:table-cell>
          <table:table-cell office:value-type="float" office:value="1.06583227285375">
            <text:p>1.0658322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-25.125">
            <text:p>-25.125</text:p>
          </table:table-cell>
          <table:table-cell office:value-type="float" office:value="497.5">
            <text:p>497.5</text:p>
          </table:table-cell>
          <table:table-cell office:value-type="float" office:value="296.375">
            <text:p>296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42468499427262">
            <text:p>0.0142468499</text:p>
          </table:table-cell>
          <table:table-cell office:value-type="float" office:value="0.00573680848592776">
            <text:p>0.0057368085</text:p>
          </table:table-cell>
          <table:table-cell office:value-type="float" office:value="0.996457572359485">
            <text:p>0.9964575724</text:p>
          </table:table-cell>
          <table:table-cell office:value-type="float" office:value="1.05026180135679">
            <text:p>1.0502618014</text:p>
          </table:table-cell>
          <table:table-cell office:value-type="float" office:value="1.02014333520509">
            <text:p>1.0201433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798">
            <text:p>35798</text:p>
          </table:table-cell>
          <table:table-cell office:value-type="float" office:value="51196">
            <text:p>51196</text:p>
          </table:table-cell>
          <table:table-cell office:value-type="float" office:value="-66">
            <text:p>-66</text:p>
          </table:table-cell>
          <table:table-cell office:value-type="float" office:value="-234.25">
            <text:p>-234.25</text:p>
          </table:table-cell>
          <table:table-cell office:value-type="float" office:value="-230">
            <text:p>-230</text:p>
          </table:table-cell>
          <table:table-cell office:value-type="float" office:value="-0.00289906000175701">
            <text:p>-0.00289906</text:p>
          </table:table-cell>
          <table:table-cell office:value-type="float" office:value="-0.00654366165707581">
            <text:p>-0.0065436617</text:p>
          </table:table-cell>
          <table:table-cell office:value-type="float" office:value="-0.00449253847956872">
            <text:p>-0.0044925385</text:p>
          </table:table-cell>
          <table:table-cell office:value-type="float" office:value="0.989869762909682">
            <text:p>0.9898697629</text:p>
          </table:table-cell>
          <table:table-cell office:value-type="float" office:value="0.977181110435684">
            <text:p>0.9771811104</text:p>
          </table:table-cell>
          <table:table-cell office:value-type="float" office:value="0.984315673809411">
            <text:p>0.9843156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428">
            <text:p>36428</text:p>
          </table:table-cell>
          <table:table-cell office:value-type="float" office:value="52093">
            <text:p>52093</text:p>
          </table:table-cell>
          <table:table-cell office:value-type="float" office:value="-62.5">
            <text:p>-62.5</text:p>
          </table:table-cell>
          <table:table-cell office:value-type="float" office:value="-677.5">
            <text:p>-677.5</text:p>
          </table:table-cell>
          <table:table-cell office:value-type="float" office:value="-842">
            <text:p>-842</text:p>
          </table:table-cell>
          <table:table-cell office:value-type="float" office:value="-0.00261418771959177">
            <text:p>-0.0026141877</text:p>
          </table:table-cell>
          <table:table-cell office:value-type="float" office:value="-0.018598330954211">
            <text:p>-0.018598331</text:p>
          </table:table-cell>
          <table:table-cell office:value-type="float" office:value="-0.0161634000729465">
            <text:p>-0.0161634001</text:p>
          </table:table-cell>
          <table:table-cell office:value-type="float" office:value="0.990863737577198">
            <text:p>0.9908637376</text:p>
          </table:table-cell>
          <table:table-cell office:value-type="float" office:value="0.935583801572255">
            <text:p>0.9355838016</text:p>
          </table:table-cell>
          <table:table-cell office:value-type="float" office:value="0.943940160528447">
            <text:p>0.9439401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00">
            <text:p>36600</text:p>
          </table:table-cell>
          <table:table-cell office:value-type="float" office:value="53497">
            <text:p>53497</text:p>
          </table:table-cell>
          <table:table-cell office:value-type="float" office:value="51.5">
            <text:p>51.5</text:p>
          </table:table-cell>
          <table:table-cell office:value-type="float" office:value="742">
            <text:p>742</text:p>
          </table:table-cell>
          <table:table-cell office:value-type="float" office:value="-1131.25">
            <text:p>-1131.25</text:p>
          </table:table-cell>
          <table:table-cell office:value-type="float" office:value="0.00209947003668977">
            <text:p>0.00209947</text:p>
          </table:table-cell>
          <table:table-cell office:value-type="float" office:value="0.0202732240437158">
            <text:p>0.020273224</text:p>
          </table:table-cell>
          <table:table-cell office:value-type="float" office:value="-0.0211460455726489">
            <text:p>-0.0211460456</text:p>
          </table:table-cell>
          <table:table-cell office:value-type="float" office:value="1.00735678436631">
            <text:p>1.0073567844</text:p>
          </table:table-cell>
          <table:table-cell office:value-type="float" office:value="1.07176185123473">
            <text:p>1.0717618512</text:p>
          </table:table-cell>
          <table:table-cell office:value-type="float" office:value="0.926865264772715">
            <text:p>0.9268652648</text:p>
          </table:table-cell>
          <table:table-cell office:value-type="float" office:value="0">
            <text:p>0</text:p>
          </table:table-cell>
          <table:table-cell office:value-type="float" office:value="34.5356930005878">
            <text:p>34.5356930006</text:p>
          </table:table-cell>
          <table:table-cell office:value-type="float" office:value="-32.4312369312374">
            <text:p>-32.431236931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456">
            <text:p>35456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-878.25">
            <text:p>-878.2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-0.0247701376353791">
            <text:p>-0.0247701376</text:p>
          </table:table-cell>
          <table:table-cell office:value-type="float" office:value="-0.0244366581548118">
            <text:p>-0.0244366582</text:p>
          </table:table-cell>
          <table:table-cell office:value-type="float" office:value="1.04057845273812">
            <text:p>1.0405784527</text:p>
          </table:table-cell>
          <table:table-cell office:value-type="float" office:value="0.914507095324386">
            <text:p>0.9145070953</text:p>
          </table:table-cell>
          <table:table-cell office:value-type="float" office:value="0.915642110971238">
            <text:p>0.915642111</text:p>
          </table:table-cell>
          <table:table-cell office:value-type="float" office:value="0">
            <text:p>0</text:p>
          </table:table-cell>
          <table:table-cell office:value-type="float" office:value="-27.6351560318932">
            <text:p>-27.6351560319</text:p>
          </table:table-cell>
          <table:table-cell office:value-type="float" office:value="-28.0170535200861">
            <text:p>-28.017053520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044">
            <text:p>35044</text:p>
          </table:table-cell>
          <table:table-cell office:value-type="float" office:value="49519">
            <text:p>49519</text:p>
          </table:table-cell>
          <table:table-cell office:value-type="float" office:value="549.75">
            <text:p>549.75</text:p>
          </table:table-cell>
          <table:table-cell office:value-type="float" office:value="695.25">
            <text:p>695.25</text:p>
          </table:table-cell>
          <table:table-cell office:value-type="float" office:value="-260.5">
            <text:p>-260.5</text:p>
          </table:table-cell>
          <table:table-cell office:value-type="float" office:value="0.0207727186850557">
            <text:p>0.0207727187</text:p>
          </table:table-cell>
          <table:table-cell office:value-type="float" office:value="0.0198393448236503">
            <text:p>0.0198393448</text:p>
          </table:table-cell>
          <table:table-cell office:value-type="float" office:value="-0.00526060703972213">
            <text:p>-0.005260607</text:p>
          </table:table-cell>
          <table:table-cell office:value-type="float" office:value="1.07355026684717">
            <text:p>1.0735502668</text:p>
          </table:table-cell>
          <table:table-cell office:value-type="float" office:value="1.07020916210472">
            <text:p>1.0702091621</text:p>
          </table:table-cell>
          <table:table-cell office:value-type="float" office:value="0.981642116374368">
            <text:p>0.9816421164</text:p>
          </table:table-cell>
          <table:table-cell office:value-type="float" office:value="33.7135354133822">
            <text:p>33.713535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772.5">
            <text:p>-772.5</text:p>
          </table:table-cell>
          <table:table-cell office:value-type="float" office:value="556.875">
            <text:p>556.875</text:p>
          </table:table-cell>
          <table:table-cell office:value-type="float" office:value="-884">
            <text:p>-884</text:p>
          </table:table-cell>
          <table:table-cell office:value-type="float" office:value="-0.0309098911651729">
            <text:p>-0.0309098912</text:p>
          </table:table-cell>
          <table:table-cell office:value-type="float" office:value="0.0157344880198915">
            <text:p>0.015734488</text:p>
          </table:table-cell>
          <table:table-cell office:value-type="float" office:value="-0.0173561345296762">
            <text:p>-0.0173561345</text:p>
          </table:table-cell>
          <table:table-cell office:value-type="float" office:value="0.893688006810707">
            <text:p>0.8936880068</text:p>
          </table:table-cell>
          <table:table-cell office:value-type="float" office:value="1.05555595333159">
            <text:p>1.0555559533</text:p>
          </table:table-cell>
          <table:table-cell office:value-type="float" office:value="0.939843950541525">
            <text:p>0.9398439505</text:p>
          </table:table-cell>
          <table:table-cell office:value-type="float" office:value="-22.07638220612">
            <text:p>-22.07638220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15">
            <text:p>1715</text:p>
          </table:table-cell>
          <table:table-cell office:value-type="float" office:value="23759">
            <text:p>23759</text:p>
          </table:table-cell>
          <table:table-cell office:value-type="float" office:value="35308">
            <text:p>35308</text:p>
          </table:table-cell>
          <table:table-cell office:value-type="float" office:value="52342">
            <text:p>52342</text:p>
          </table:table-cell>
          <table:table-cell office:value-type="float" office:value="-872.25">
            <text:p>-872.25</text:p>
          </table:table-cell>
          <table:table-cell office:value-type="float" office:value="612.5">
            <text:p>612.5</text:p>
          </table:table-cell>
          <table:table-cell office:value-type="float" office:value="-1089.625">
            <text:p>-1089.625</text:p>
          </table:table-cell>
          <table:table-cell office:value-type="float" office:value="-0.0367124037206953">
            <text:p>-0.0367124037</text:p>
          </table:table-cell>
          <table:table-cell office:value-type="float" office:value="0.0173473433782712">
            <text:p>0.0173473434</text:p>
          </table:table-cell>
          <table:table-cell office:value-type="float" office:value="-0.0208174124030415">
            <text:p>-0.0208174124</text:p>
          </table:table-cell>
          <table:table-cell office:value-type="float" office:value="0.874148276127991">
            <text:p>0.8741482761</text:p>
          </table:table-cell>
          <table:table-cell office:value-type="float" office:value="1.06130552525563">
            <text:p>1.0613055253</text:p>
          </table:table-cell>
          <table:table-cell office:value-type="float" office:value="0.927988451321305">
            <text:p>0.9279884513</text:p>
          </table:table-cell>
          <table:table-cell office:value-type="float" office:value="-18.5317289755642">
            <text:p>-18.5317289756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229">
            <text:p>1229</text:p>
          </table:table-cell>
          <table:table-cell office:value-type="float" office:value="23074">
            <text:p>23074</text:p>
          </table:table-cell>
          <table:table-cell office:value-type="float" office:value="34592">
            <text:p>34592</text:p>
          </table:table-cell>
          <table:table-cell office:value-type="float" office:value="48961">
            <text:p>48961</text:p>
          </table:table-cell>
          <table:table-cell office:value-type="float" office:value="-563.375">
            <text:p>-563.375</text:p>
          </table:table-cell>
          <table:table-cell office:value-type="float" office:value="-840.5">
            <text:p>-840.5</text:p>
          </table:table-cell>
          <table:table-cell office:value-type="float" office:value="-1293">
            <text:p>-1293</text:p>
          </table:table-cell>
          <table:table-cell office:value-type="float" office:value="-0.0244160093611858">
            <text:p>-0.0244160094</text:p>
          </table:table-cell>
          <table:table-cell office:value-type="float" office:value="-0.024297525439408">
            <text:p>-0.0242975254</text:p>
          </table:table-cell>
          <table:table-cell office:value-type="float" office:value="-0.0264087743305897">
            <text:p>-0.0264087743</text:p>
          </table:table-cell>
          <table:table-cell office:value-type="float" office:value="0.915712404601576">
            <text:p>0.9157124046</text:p>
          </table:table-cell>
          <table:table-cell office:value-type="float" office:value="0.91611578565733">
            <text:p>0.9161157857</text:p>
          </table:table-cell>
          <table:table-cell office:value-type="float" office:value="0.908936239631758">
            <text:p>0.9089362396</text:p>
          </table:table-cell>
          <table:table-cell office:value-type="float" office:value="-28.0410432733494">
            <text:p>-28.0410432733</text:p>
          </table:table-cell>
          <table:table-cell office:value-type="float" office:value="-28.1794860046121">
            <text:p>-28.1794860046</text:p>
          </table:table-cell>
          <table:table-cell office:value-type="float" office:value="-25.8987320845571">
            <text:p>-25.898732084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847">
            <text:p>33847</text:p>
          </table:table-cell>
          <table:table-cell office:value-type="float" office:value="48690">
            <text:p>48690</text:p>
          </table:table-cell>
          <table:table-cell office:value-type="float" office:value="-440.5">
            <text:p>-440.5</text:p>
          </table:table-cell>
          <table:table-cell office:value-type="float" office:value="-221.75">
            <text:p>-221.75</text:p>
          </table:table-cell>
          <table:table-cell office:value-type="float" office:value="-212.5">
            <text:p>-212.5</text:p>
          </table:table-cell>
          <table:table-cell office:value-type="float" office:value="-0.0194258246604339">
            <text:p>-0.0194258247</text:p>
          </table:table-cell>
          <table:table-cell office:value-type="float" office:value="-0.00655154075693562">
            <text:p>-0.0065515408</text:p>
          </table:table-cell>
          <table:table-cell office:value-type="float" office:value="-0.00436434586157322">
            <text:p>-0.0043643459</text:p>
          </table:table-cell>
          <table:table-cell office:value-type="float" office:value="0.932749244509408">
            <text:p>0.9327492445</text:p>
          </table:table-cell>
          <table:table-cell office:value-type="float" office:value="0.977153735815853">
            <text:p>0.9771537358</text:p>
          </table:table-cell>
          <table:table-cell office:value-type="float" office:value="0.984762122613501">
            <text:p>0.9847621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840">
            <text:p>22840</text:p>
          </table:table-cell>
          <table:table-cell office:value-type="float" office:value="31418">
            <text:p>31418</text:p>
          </table:table-cell>
          <table:table-cell office:value-type="float" office:value="49485">
            <text:p>49485</text:p>
          </table:table-cell>
          <table:table-cell office:value-type="float" office:value="-565.5">
            <text:p>-565.5</text:p>
          </table:table-cell>
          <table:table-cell office:value-type="float" office:value="-962">
            <text:p>-962</text:p>
          </table:table-cell>
          <table:table-cell office:value-type="float" office:value="-905.5">
            <text:p>-905.5</text:p>
          </table:table-cell>
          <table:table-cell office:value-type="float" office:value="-0.0247591943957968">
            <text:p>-0.0247591944</text:p>
          </table:table-cell>
          <table:table-cell office:value-type="float" office:value="-0.0306193901585079">
            <text:p>-0.0306193902</text:p>
          </table:table-cell>
          <table:table-cell office:value-type="float" office:value="-0.0182984742851369">
            <text:p>-0.0182984743</text:p>
          </table:table-cell>
          <table:table-cell office:value-type="float" office:value="0.914544334320684">
            <text:p>0.9145443343</text:p>
          </table:table-cell>
          <table:table-cell office:value-type="float" office:value="0.894669726670433">
            <text:p>0.8946697267</text:p>
          </table:table-cell>
          <table:table-cell office:value-type="float" office:value="0.936611614957902">
            <text:p>0.936611615</text:p>
          </table:table-cell>
          <table:table-cell office:value-type="float" office:value="-27.6475248783111">
            <text:p>-27.6475248783</text:p>
          </table:table-cell>
          <table:table-cell office:value-type="float" office:value="-22.28915418223">
            <text:p>-22.2891541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22735">
            <text:p>22735</text:p>
          </table:table-cell>
          <table:table-cell office:value-type="float" office:value="30582">
            <text:p>30582</text:p>
          </table:table-cell>
          <table:table-cell office:value-type="float" office:value="50673">
            <text:p>50673</text:p>
          </table:table-cell>
          <table:table-cell office:value-type="float" office:value="-773.75">
            <text:p>-773.75</text:p>
          </table:table-cell>
          <table:table-cell office:value-type="float" office:value="-1051.25">
            <text:p>-1051.25</text:p>
          </table:table-cell>
          <table:table-cell office:value-type="float" office:value="-994.375">
            <text:p>-994.375</text:p>
          </table:table-cell>
          <table:table-cell office:value-type="float" office:value="-0.0340334286342643">
            <text:p>-0.0340334286</text:p>
          </table:table-cell>
          <table:table-cell office:value-type="float" office:value="-0.0343747956314172">
            <text:p>-0.0343747956</text:p>
          </table:table-cell>
          <table:table-cell office:value-type="float" office:value="-0.0196233694472401">
            <text:p>-0.0196233694</text:p>
          </table:table-cell>
          <table:table-cell office:value-type="float" office:value="0.883153217338698">
            <text:p>0.8831532173</text:p>
          </table:table-cell>
          <table:table-cell office:value-type="float" office:value="0.882004203376455">
            <text:p>0.8820042034</text:p>
          </table:table-cell>
          <table:table-cell office:value-type="float" office:value="0.932072957126447">
            <text:p>0.9320729571</text:p>
          </table:table-cell>
          <table:table-cell office:value-type="float" office:value="-20.0180837534896">
            <text:p>-20.0180837535</text:p>
          </table:table-cell>
          <table:table-cell office:value-type="float" office:value="-19.8158074544107">
            <text:p>-19.8158074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1044">
            <text:p>31044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988.375">
            <text:p>-988.37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318378752738049">
            <text:p>-0.0318378753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890554191133506">
            <text:p>0.8905541911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-21.42270820276">
            <text:p>-21.4227082028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996">
            <text:p>29996</text:p>
          </table:table-cell>
          <table:table-cell office:value-type="float" office:value="45754">
            <text:p>45754</text:p>
          </table:table-cell>
          <table:table-cell office:value-type="float" office:value="-489.5">
            <text:p>-489.5</text:p>
          </table:table-cell>
          <table:table-cell office:value-type="float" office:value="-808.5">
            <text:p>-808.5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269535938125083">
            <text:p>-0.0269535938</text:p>
          </table:table-cell>
          <table:table-cell office:value-type="float" office:value="-0.028131420203698">
            <text:p>-0.0281314202</text:p>
          </table:table-cell>
          <table:table-cell office:value-type="float" office:value="0.923941888594505">
            <text:p>0.9239418886</text:p>
          </table:table-cell>
          <table:table-cell office:value-type="float" office:value="0.907086354246264">
            <text:p>0.9070863542</text:p>
          </table:table-cell>
          <table:table-cell office:value-type="float" office:value="0.903091127820304">
            <text:p>0.9030911278</text:p>
          </table:table-cell>
          <table:table-cell office:value-type="float" office:value="-31.1559993101814">
            <text:p>-31.1559993102</text:p>
          </table:table-cell>
          <table:table-cell office:value-type="float" office:value="-25.3681658218354">
            <text:p>-25.3681658218</text:p>
          </table:table-cell>
          <table:table-cell office:value-type="float" office:value="-24.2913867106004">
            <text:p>-24.29138671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20468">
            <text:p>20468</text:p>
          </table:table-cell>
          <table:table-cell office:value-type="float" office:value="29136">
            <text:p>29136</text:p>
          </table:table-cell>
          <table:table-cell office:value-type="float" office:value="41899">
            <text:p>41899</text:p>
          </table:table-cell>
          <table:table-cell office:value-type="float" office:value="-1649">
            <text:p>-1649</text:p>
          </table:table-cell>
          <table:table-cell office:value-type="float" office:value="-689">
            <text:p>-689</text:p>
          </table:table-cell>
          <table:table-cell office:value-type="float" office:value="-1292.875">
            <text:p>-1292.875</text:p>
          </table:table-cell>
          <table:table-cell office:value-type="float" office:value="-0.0805647840531561">
            <text:p>-0.0805647841</text:p>
          </table:table-cell>
          <table:table-cell office:value-type="float" office:value="-0.0236477210323998">
            <text:p>-0.023647721</text:p>
          </table:table-cell>
          <table:table-cell office:value-type="float" office:value="-0.0308569416931192">
            <text:p>-0.0308569417</text:p>
          </table:table-cell>
          <table:table-cell office:value-type="float" office:value="0.730744997295836">
            <text:p>0.7307449973</text:p>
          </table:table-cell>
          <table:table-cell office:value-type="float" office:value="0.918329037218252">
            <text:p>0.9183290372</text:p>
          </table:table-cell>
          <table:table-cell office:value-type="float" office:value="0.893866919741362">
            <text:p>0.8938669197</text:p>
          </table:table-cell>
          <table:table-cell office:value-type="float" office:value="-8.25217525425415">
            <text:p>-8.2521752543</text:p>
          </table:table-cell>
          <table:table-cell office:value-type="float" office:value="-28.9634174382638">
            <text:p>-28.9634174383</text:p>
          </table:table-cell>
          <table:table-cell office:value-type="float" office:value="-22.1148655104236">
            <text:p>-22.114865510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1355">
            <text:p>1355</text:p>
          </table:table-cell>
          <table:table-cell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7418">
            <text:p>17418</text:p>
          </table:table-cell>
          <table:table-cell office:value-type="float" office:value="28428">
            <text:p>28428</text:p>
          </table:table-cell>
          <table:table-cell office:value-type="float" office:value="41293">
            <text:p>41293</text:p>
          </table:table-cell>
          <table:table-cell office:value-type="float" office:value="-1600.375">
            <text:p>-1600.375</text:p>
          </table:table-cell>
          <table:table-cell office:value-type="float" office:value="-904.5">
            <text:p>-904.5</text:p>
          </table:table-cell>
          <table:table-cell office:value-type="float" office:value="-1373.375">
            <text:p>-1373.375</text:p>
          </table:table-cell>
          <table:table-cell office:value-type="float" office:value="-0.0918805258927546">
            <text:p>-0.0918805259</text:p>
          </table:table-cell>
          <table:table-cell office:value-type="float" office:value="-0.0318172224567328">
            <text:p>-0.0318172225</text:p>
          </table:table-cell>
          <table:table-cell office:value-type="float" office:value="-0.0332592691255176">
            <text:p>-0.0332592691</text:p>
          </table:table-cell>
          <table:table-cell office:value-type="float" office:value="0.694964540210484">
            <text:p>0.6949645402</text:p>
          </table:table-cell>
          <table:table-cell office:value-type="float" office:value="0.890623899265363">
            <text:p>0.8906238993</text:p>
          </table:table-cell>
          <table:table-cell office:value-type="float" office:value="0.885760668866905">
            <text:p>0.8857606689</text:p>
          </table:table-cell>
          <table:table-cell office:value-type="float" office:value="-7.19186555113504">
            <text:p>-7.1918655511</text:p>
          </table:table-cell>
          <table:table-cell office:value-type="float" office:value="-21.436841265307">
            <text:p>-21.4368412653</text:p>
          </table:table-cell>
          <table:table-cell office:value-type="float" office:value="-20.4921946057051">
            <text:p>-20.492194605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3904">
            <text:p>13904</text:p>
          </table:table-cell>
          <table:table-cell office:value-type="float" office:value="26716">
            <text:p>26716</text:p>
          </table:table-cell>
          <table:table-cell office:value-type="float" office:value="41704">
            <text:p>41704</text:p>
          </table:table-cell>
          <table:table-cell office:value-type="float" office:value="-1471.5">
            <text:p>-1471.5</text:p>
          </table:table-cell>
          <table:table-cell office:value-type="float" office:value="-691.5">
            <text:p>-691.5</text:p>
          </table:table-cell>
          <table:table-cell office:value-type="float" office:value="-1309.875">
            <text:p>-1309.875</text:p>
          </table:table-cell>
          <table:table-cell office:value-type="float" office:value="-0.105832853855006">
            <text:p>-0.1058328539</text:p>
          </table:table-cell>
          <table:table-cell office:value-type="float" office:value="-0.0258833657733194">
            <text:p>-0.0258833658</text:p>
          </table:table-cell>
          <table:table-cell office:value-type="float" office:value="-0.0314088576635335">
            <text:p>-0.0314088577</text:p>
          </table:table-cell>
          <table:table-cell office:value-type="float" office:value="0.651538173699466">
            <text:p>0.6515381737</text:p>
          </table:table-cell>
          <table:table-cell office:value-type="float" office:value="0.910721319095943">
            <text:p>0.9107213191</text:p>
          </table:table-cell>
          <table:table-cell office:value-type="float" office:value="0.8920025702035">
            <text:p>0.8920025702</text:p>
          </table:table-cell>
          <table:table-cell office:value-type="float" office:value="-6.19641817305063">
            <text:p>-6.1964181731</text:p>
          </table:table-cell>
          <table:table-cell office:value-type="float" office:value="-26.4315502326525">
            <text:p>-26.4315502327</text:p>
          </table:table-cell>
          <table:table-cell office:value-type="float" office:value="-21.7201087279969">
            <text:p>-21.72010872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1728">
            <text:p>11728</text:p>
          </table:table-cell>
          <table:table-cell office:value-type="float" office:value="24948">
            <text:p>24948</text:p>
          </table:table-cell>
          <table:table-cell office:value-type="float" office:value="40040">
            <text:p>40040</text:p>
          </table:table-cell>
          <table:table-cell office:value-type="float" office:value="-1498.5">
            <text:p>-1498.5</text:p>
          </table:table-cell>
          <table:table-cell office:value-type="float" office:value="-1112.75">
            <text:p>-1112.75</text:p>
          </table:table-cell>
          <table:table-cell office:value-type="float" office:value="-1126">
            <text:p>-1126</text:p>
          </table:table-cell>
          <table:table-cell office:value-type="float" office:value="-0.127771145975443">
            <text:p>-0.127771146</text:p>
          </table:table-cell>
          <table:table-cell office:value-type="float" office:value="-0.0446027737694404">
            <text:p>-0.0446027738</text:p>
          </table:table-cell>
          <table:table-cell office:value-type="float" office:value="-0.0281218781218781">
            <text:p>-0.0281218781</text:p>
          </table:table-cell>
          <table:table-cell office:value-type="float" office:value="0.584798901943949">
            <text:p>0.5847989019</text:p>
          </table:table-cell>
          <table:table-cell office:value-type="float" office:value="0.847789530365697">
            <text:p>0.8477895304</text:p>
          </table:table-cell>
          <table:table-cell office:value-type="float" office:value="0.903123473030466">
            <text:p>0.903123473</text:p>
          </table:table-cell>
          <table:table-cell office:value-type="float" office:value="-5.0704442349809">
            <text:p>-5.070444235</text:p>
          </table:table-cell>
          <table:table-cell office:value-type="float" office:value="-15.1912410304773">
            <text:p>-15.1912410305</text:p>
          </table:table-cell>
          <table:table-cell office:value-type="float" office:value="-24.2997477847539">
            <text:p>-24.299747784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9648">
            <text:p>9648</text:p>
          </table:table-cell>
          <table:table-cell office:value-type="float" office:value="24530">
            <text:p>24530</text:p>
          </table:table-cell>
          <table:table-cell office:value-type="float" office:value="39142">
            <text:p>39142</text:p>
          </table:table-cell>
          <table:table-cell office:value-type="float" office:value="-1222.5">
            <text:p>-1222.5</text:p>
          </table:table-cell>
          <table:table-cell office:value-type="float" office:value="-706.375">
            <text:p>-706.375</text:p>
          </table:table-cell>
          <table:table-cell office:value-type="float" office:value="-902.875">
            <text:p>-902.875</text:p>
          </table:table-cell>
          <table:table-cell office:value-type="float" office:value="-0.126710199004975">
            <text:p>-0.126710199</text:p>
          </table:table-cell>
          <table:table-cell office:value-type="float" office:value="-0.0287963717896453">
            <text:p>-0.0287963718</text:p>
          </table:table-cell>
          <table:table-cell office:value-type="float" office:value="-0.0230666547442645">
            <text:p>-0.0230666547</text:p>
          </table:table-cell>
          <table:table-cell office:value-type="float" office:value="0.587983033565073">
            <text:p>0.5879830336</text:p>
          </table:table-cell>
          <table:table-cell office:value-type="float" office:value="0.900837991551606">
            <text:p>0.9008379916</text:p>
          </table:table-cell>
          <table:table-cell office:value-type="float" office:value="0.920309566694813">
            <text:p>0.9203095667</text:p>
          </table:table-cell>
          <table:table-cell office:value-type="float" office:value="-5.1159372785106">
            <text:p>-5.1159372785</text:p>
          </table:table-cell>
          <table:table-cell office:value-type="float" office:value="-23.722381515305">
            <text:p>-23.7223815153</text:p>
          </table:table-cell>
          <table:table-cell office:value-type="float" office:value="-29.7018272254549">
            <text:p>-29.701827225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9792">
            <text:p>9792</text:p>
          </table:table-cell>
          <table:table-cell office:value-type="float" office:value="22998">
            <text:p>22998</text:p>
          </table:table-cell>
          <table:table-cell office:value-type="float" office:value="39628">
            <text:p>39628</text:p>
          </table:table-cell>
          <table:table-cell office:value-type="float" office:value="-864.375">
            <text:p>-864.375</text:p>
          </table:table-cell>
          <table:table-cell office:value-type="float" office:value="-768">
            <text:p>-768</text:p>
          </table:table-cell>
          <table:table-cell office:value-type="float" office:value="-1314">
            <text:p>-1314</text:p>
          </table:table-cell>
          <table:table-cell office:value-type="float" office:value="-0.0882735906862745">
            <text:p>-0.0882735907</text:p>
          </table:table-cell>
          <table:table-cell office:value-type="float" office:value="-0.0333942081920167">
            <text:p>-0.0333942082</text:p>
          </table:table-cell>
          <table:table-cell office:value-type="float" office:value="-0.0331583728676693">
            <text:p>-0.0331583729</text:p>
          </table:table-cell>
          <table:table-cell office:value-type="float" office:value="0.706315197150829">
            <text:p>0.7063151972</text:p>
          </table:table-cell>
          <table:table-cell office:value-type="float" office:value="0.885306010683854">
            <text:p>0.8853060107</text:p>
          </table:table-cell>
          <table:table-cell office:value-type="float" office:value="0.886100671237971">
            <text:p>0.8861006712</text:p>
          </table:table-cell>
          <table:table-cell office:value-type="float" office:value="-7.50034899839894">
            <text:p>-7.5003489984</text:p>
          </table:table-cell>
          <table:table-cell office:value-type="float" office:value="-20.407973509752">
            <text:p>-20.4079735098</text:p>
          </table:table-cell>
          <table:table-cell office:value-type="float" office:value="-20.5556160147955">
            <text:p>-20.555616014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1680">
            <text:p>11680</text:p>
          </table:table-cell>
          <table:table-cell office:value-type="float" office:value="22740">
            <text:p>22740</text:p>
          </table:table-cell>
          <table:table-cell office:value-type="float" office:value="39796">
            <text:p>39796</text:p>
          </table:table-cell>
          <table:table-cell office:value-type="float" office:value="-734">
            <text:p>-734</text:p>
          </table:table-cell>
          <table:table-cell office:value-type="float" office:value="-214.5">
            <text:p>-214.5</text:p>
          </table:table-cell>
          <table:table-cell office:value-type="float" office:value="-1748">
            <text:p>-1748</text:p>
          </table:table-cell>
          <table:table-cell office:value-type="float" office:value="-0.0628424657534247">
            <text:p>-0.0628424658</text:p>
          </table:table-cell>
          <table:table-cell office:value-type="float" office:value="-0.00943271767810026">
            <text:p>-0.0094327177</text:p>
          </table:table-cell>
          <table:table-cell office:value-type="float" office:value="-0.0439240124635642">
            <text:p>-0.0439240125</text:p>
          </table:table-cell>
          <table:table-cell office:value-type="float" office:value="0.787791753846876">
            <text:p>0.7877917538</text:p>
          </table:table-cell>
          <table:table-cell office:value-type="float" office:value="0.967159881405727">
            <text:p>0.9671598814</text:p>
          </table:table-cell>
          <table:table-cell office:value-type="float" office:value="0.850047421364488">
            <text:p>0.8500474214</text:p>
          </table:table-cell>
          <table:table-cell office:value-type="float" office:value="-10.6795946651728">
            <text:p>-10.6795946652</text:p>
          </table:table-cell>
          <table:table-cell office:value-type="float" office:value="0">
            <text:p>0</text:p>
          </table:table-cell>
          <table:table-cell office:value-type="float" office:value="-15.4314298773389">
            <text:p>-15.431429877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1072">
            <text:p>11072</text:p>
          </table:table-cell>
          <table:table-cell office:value-type="float" office:value="21868">
            <text:p>21868</text:p>
          </table:table-cell>
          <table:table-cell office:value-type="float" office:value="39362">
            <text:p>39362</text:p>
          </table:table-cell>
          <table:table-cell office:value-type="float" office:value="-720">
            <text:p>-720</text:p>
          </table:table-cell>
          <table:table-cell office:value-type="float" office:value="-878">
            <text:p>-878</text:p>
          </table:table-cell>
          <table:table-cell office:value-type="float" office:value="-1988.625">
            <text:p>-1988.625</text:p>
          </table:table-cell>
          <table:table-cell office:value-type="float" office:value="-0.065028901734104">
            <text:p>-0.0650289017</text:p>
          </table:table-cell>
          <table:table-cell office:value-type="float" office:value="-0.0401499908542162">
            <text:p>-0.0401499909</text:p>
          </table:table-cell>
          <table:table-cell office:value-type="float" office:value="-0.0505214419998984">
            <text:p>-0.050521442</text:p>
          </table:table-cell>
          <table:table-cell office:value-type="float" office:value="0.780687209729694">
            <text:p>0.7806872097</text:p>
          </table:table-cell>
          <table:table-cell office:value-type="float" office:value="0.862634594670807">
            <text:p>0.8626345947</text:p>
          </table:table-cell>
          <table:table-cell office:value-type="float" office:value="0.828177688559784">
            <text:p>0.8281776886</text:p>
          </table:table-cell>
          <table:table-cell office:value-type="float" office:value="-10.3086060971696">
            <text:p>-10.3086060972</text:p>
          </table:table-cell>
          <table:table-cell office:value-type="float" office:value="-16.9150031521205">
            <text:p>-16.9150031521</text:p>
          </table:table-cell>
          <table:table-cell office:value-type="float" office:value="-13.3702933855155">
            <text:p>-13.370293385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9648">
            <text:p>9648</text:p>
          </table:table-cell>
          <table:table-cell office:value-type="float" office:value="19636">
            <text:p>19636</text:p>
          </table:table-cell>
          <table:table-cell office:value-type="float" office:value="34676">
            <text:p>34676</text:p>
          </table:table-cell>
          <table:table-cell office:value-type="float" office:value="-1222.5">
            <text:p>-1222.5</text:p>
          </table:table-cell>
          <table:table-cell office:value-type="float" office:value="-1123.375">
            <text:p>-1123.375</text:p>
          </table:table-cell>
          <table:table-cell office:value-type="float" office:value="-2087.5">
            <text:p>-2087.5</text:p>
          </table:table-cell>
          <table:table-cell office:value-type="float" office:value="-0.126710199004975">
            <text:p>-0.126710199</text:p>
          </table:table-cell>
          <table:table-cell office:value-type="float" office:value="-0.0572099714809534">
            <text:p>-0.0572099715</text:p>
          </table:table-cell>
          <table:table-cell office:value-type="float" office:value="-0.0602001384242704">
            <text:p>-0.0602001384</text:p>
          </table:table-cell>
          <table:table-cell office:value-type="float" office:value="0.587983033565073">
            <text:p>0.5879830336</text:p>
          </table:table-cell>
          <table:table-cell office:value-type="float" office:value="0.806180142256892">
            <text:p>0.8061801423</text:p>
          </table:table-cell>
          <table:table-cell office:value-type="float" office:value="0.796402666581004">
            <text:p>0.7964026666</text:p>
          </table:table-cell>
          <table:table-cell office:value-type="float" office:value="-5.1159372785106">
            <text:p>-5.1159372785</text:p>
          </table:table-cell>
          <table:table-cell office:value-type="float" office:value="-11.7658693222556">
            <text:p>-11.7658693223</text:p>
          </table:table-cell>
          <table:table-cell office:value-type="float" office:value="-11.1638865682957">
            <text:p>-11.16388656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792">
            <text:p>9792</text:p>
          </table:table-cell>
          <table:table-cell office:value-type="float" office:value="18943">
            <text:p>18943</text:p>
          </table:table-cell>
          <table:table-cell office:value-type="float" office:value="29737">
            <text:p>29737</text:p>
          </table:table-cell>
          <table:table-cell office:value-type="float" office:value="-864.375">
            <text:p>-864.375</text:p>
          </table:table-cell>
          <table:table-cell office:value-type="float" office:value="-1242">
            <text:p>-1242</text:p>
          </table:table-cell>
          <table:table-cell office:value-type="float" office:value="-1951.875">
            <text:p>-1951.875</text:p>
          </table:table-cell>
          <table:table-cell office:value-type="float" office:value="-0.0882735906862745">
            <text:p>-0.0882735907</text:p>
          </table:table-cell>
          <table:table-cell office:value-type="float" office:value="-0.0655651164018371">
            <text:p>-0.0655651164</text:p>
          </table:table-cell>
          <table:table-cell office:value-type="float" office:value="-0.0656379258163231">
            <text:p>-0.0656379258</text:p>
          </table:table-cell>
          <table:table-cell office:value-type="float" office:value="0.706315197150829">
            <text:p>0.7063151972</text:p>
          </table:table-cell>
          <table:table-cell office:value-type="float" office:value="0.778947710191592">
            <text:p>0.7789477102</text:p>
          </table:table-cell>
          <table:table-cell office:value-type="float" office:value="0.778711600761589">
            <text:p>0.7787116008</text:p>
          </table:table-cell>
          <table:table-cell office:value-type="float" office:value="-7.50034899839894">
            <text:p>-7.5003489984</text:p>
          </table:table-cell>
          <table:table-cell office:value-type="float" office:value="-10.2213993854096">
            <text:p>-10.2213993854</text:p>
          </table:table-cell>
          <table:table-cell office:value-type="float" office:value="-10.2096679290387">
            <text:p>-10.20966792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123">
            <text:p>1123</text:p>
          </table:table-cell>
          <table:table-cell office:value-type="float" office:value="8032">
            <text:p>8032</text:p>
          </table:table-cell>
          <table:table-cell office:value-type="float" office:value="16605">
            <text:p>16605</text:p>
          </table:table-cell>
          <table:table-cell office:value-type="float" office:value="27675">
            <text:p>27675</text:p>
          </table:table-cell>
          <table:table-cell office:value-type="float" office:value="-398">
            <text:p>-398</text:p>
          </table:table-cell>
          <table:table-cell office:value-type="float" office:value="-776.25">
            <text:p>-776.25</text:p>
          </table:table-cell>
          <table:table-cell office:value-type="float" office:value="-1293.75">
            <text:p>-1293.75</text:p>
          </table:table-cell>
          <table:table-cell office:value-type="float" office:value="-0.0495517928286853">
            <text:p>-0.0495517928</text:p>
          </table:table-cell>
          <table:table-cell table:number-columns-repeated="2" office:value-type="float" office:value="-0.0467479674796748">
            <text:p>-0.0467479675</text:p>
          </table:table-cell>
          <table:table-cell office:value-type="float" office:value="0.831381270237774">
            <text:p>0.8313812702</text:p>
          </table:table-cell>
          <table:table-cell table:number-columns-repeated="2" office:value-type="float" office:value="0.84066544384956">
            <text:p>0.8406654438</text:p>
          </table:table-cell>
          <table:table-cell office:value-type="float" office:value="-13.6388280358517">
            <text:p>-13.6388280359</text:p>
          </table:table-cell>
          <table:table-cell table:number-columns-repeated="2" office:value-type="float" office:value="-14.4779833893533">
            <text:p>-14.477983389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1115">
            <text:p>1115</text:p>
          </table:table-cell>
          <table:table-cell office:value-type="float" office:value="5968">
            <text:p>5968</text:p>
          </table:table-cell>
          <table:table-cell office:value-type="float" office:value="14913">
            <text:p>14913</text:p>
          </table:table-cell>
          <table:table-cell office:value-type="float" office:value="26550">
            <text:p>26550</text:p>
          </table:table-cell>
          <table:table-cell office:value-type="float" office:value="-390">
            <text:p>-390</text:p>
          </table:table-cell>
          <table:table-cell office:value-type="float" office:value="-1405.375">
            <text:p>-1405.375</text:p>
          </table:table-cell>
          <table:table-cell office:value-type="float" office:value="-1296.875">
            <text:p>-1296.875</text:p>
          </table:table-cell>
          <table:table-cell office:value-type="float" office:value="-0.0653485254691689">
            <text:p>-0.0653485255</text:p>
          </table:table-cell>
          <table:table-cell office:value-type="float" office:value="-0.0942382485080131">
            <text:p>-0.0942382485</text:p>
          </table:table-cell>
          <table:table-cell office:value-type="float" office:value="-0.048846516007533">
            <text:p>-0.048846516</text:p>
          </table:table-cell>
          <table:table-cell office:value-type="float" office:value="0.779650203228658">
            <text:p>0.7796502032</text:p>
          </table:table-cell>
          <table:table-cell office:value-type="float" office:value="0.687572591286396">
            <text:p>0.6875725913</text:p>
          </table:table-cell>
          <table:table-cell office:value-type="float" office:value="0.83371371894074">
            <text:p>0.8337137189</text:p>
          </table:table-cell>
          <table:table-cell office:value-type="float" office:value="-10.2564522050972">
            <text:p>-10.2564522051</text:p>
          </table:table-cell>
          <table:table-cell office:value-type="float" office:value="-7.00297392223905">
            <text:p>-7.0029739222</text:p>
          </table:table-cell>
          <table:table-cell office:value-type="float" office:value="-13.8408433143192">
            <text:p>-13.840843314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206">
            <text:p>1206</text:p>
          </table:table-cell>
          <table:table-cell office:value-type="float" office:value="7856">
            <text:p>7856</text:p>
          </table:table-cell>
          <table:table-cell office:value-type="float" office:value="15495">
            <text:p>15495</text:p>
          </table:table-cell>
          <table:table-cell office:value-type="float" office:value="25825">
            <text:p>25825</text:p>
          </table:table-cell>
          <table:table-cell office:value-type="float" office:value="-314">
            <text:p>-314</text:p>
          </table:table-cell>
          <table:table-cell office:value-type="float" office:value="-328.125">
            <text:p>-328.125</text:p>
          </table:table-cell>
          <table:table-cell office:value-type="float" office:value="-546.875">
            <text:p>-546.875</text:p>
          </table:table-cell>
          <table:table-cell office:value-type="float" office:value="-0.039969450101833">
            <text:p>-0.0399694501</text:p>
          </table:table-cell>
          <table:table-cell table:number-columns-repeated="2" office:value-type="float" office:value="-0.0211761858664085">
            <text:p>-0.0211761859</text:p>
          </table:table-cell>
          <table:table-cell office:value-type="float" office:value="0.863238136248813">
            <text:p>0.8632381362</text:p>
          </table:table-cell>
          <table:table-cell table:number-columns-repeated="2" office:value-type="float" office:value="0.926762273929354">
            <text:p>0.9267622739</text:p>
          </table:table-cell>
          <table:table-cell office:value-type="float" office:value="-16.9929947068983">
            <text:p>-16.9929947069</text:p>
          </table:table-cell>
          <table:table-cell table:number-columns-repeated="2" office:value-type="float" office:value="-32.3845803842727">
            <text:p>-32.384580384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303">
            <text:p>1303</text:p>
          </table:table-cell>
          <table:table-cell office:value-type="float" office:value="9120">
            <text:p>9120</text:p>
          </table:table-cell>
          <table:table-cell office:value-type="float" office:value="15960">
            <text:p>15960</text:p>
          </table:table-cell>
          <table:table-cell office:value-type="float" office:value="25725">
            <text:p>25725</text:p>
          </table:table-cell>
          <table:table-cell office:value-type="float" office:value="-614">
            <text:p>-614</text:p>
          </table:table-cell>
          <table:table-cell office:value-type="float" office:value="-1074.5">
            <text:p>-1074.5</text:p>
          </table:table-cell>
          <table:table-cell office:value-type="float" office:value="-350">
            <text:p>-350</text:p>
          </table:table-cell>
          <table:table-cell table:number-columns-repeated="2" office:value-type="float" office:value="-0.0673245614035088">
            <text:p>-0.0673245614</text:p>
          </table:table-cell>
          <table:table-cell office:value-type="float" office:value="-0.0136054421768707">
            <text:p>-0.0136054422</text:p>
          </table:table-cell>
          <table:table-cell table:number-columns-repeated="2" office:value-type="float" office:value="0.773247924361342">
            <text:p>0.7732479244</text:p>
          </table:table-cell>
          <table:table-cell office:value-type="float" office:value="0.952743764172336">
            <text:p>0.9527437642</text:p>
          </table:table-cell>
          <table:table-cell table:number-columns-repeated="2" office:value-type="float" office:value="-9.94500715100757">
            <text:p>-9.945007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4868">
            <text:p>14868</text:p>
          </table:table-cell>
          <table:table-cell office:value-type="float" office:value="24855">
            <text:p>24855</text:p>
          </table:table-cell>
          <table:table-cell office:value-type="float" office:value="-398">
            <text:p>-398</text:p>
          </table:table-cell>
          <table:table-cell office:value-type="float" office:value="-857.5">
            <text:p>-857.5</text:p>
          </table:table-cell>
          <table:table-cell office:value-type="float" office:value="-958.125">
            <text:p>-958.125</text:p>
          </table:table-cell>
          <table:table-cell office:value-type="float" office:value="-0.0495517928286853">
            <text:p>-0.0495517928</text:p>
          </table:table-cell>
          <table:table-cell office:value-type="float" office:value="-0.0576741996233522">
            <text:p>-0.0576741996</text:p>
          </table:table-cell>
          <table:table-cell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office:value-type="float" office:value="0.804659875390568">
            <text:p>0.8046598754</text:p>
          </table:table-cell>
          <table:table-cell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office:value-type="float" office:value="-11.6683186494015">
            <text:p>-11.6683186494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968">
            <text:p>5968</text:p>
          </table:table-cell>
          <table:table-cell office:value-type="float" office:value="13596">
            <text:p>13596</text:p>
          </table:table-cell>
          <table:table-cell office:value-type="float" office:value="24210">
            <text:p>24210</text:p>
          </table:table-cell>
          <table:table-cell office:value-type="float" office:value="-390">
            <text:p>-390</text:p>
          </table:table-cell>
          <table:table-cell office:value-type="float" office:value="-350.625">
            <text:p>-350.625</text:p>
          </table:table-cell>
          <table:table-cell office:value-type="float" office:value="-530.625">
            <text:p>-530.625</text:p>
          </table:table-cell>
          <table:table-cell office:value-type="float" office:value="-0.0653485254691689">
            <text:p>-0.0653485255</text:p>
          </table:table-cell>
          <table:table-cell office:value-type="float" office:value="-0.0257888349514563">
            <text:p>-0.025788835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911042603125884">
            <text:p>0.9110426031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-26.5297185211161">
            <text:p>-26.5297185211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7856">
            <text:p>7856</text:p>
          </table:table-cell>
          <table:table-cell office:value-type="float" office:value="14184">
            <text:p>14184</text:p>
          </table:table-cell>
          <table:table-cell office:value-type="float" office:value="23865">
            <text:p>23865</text:p>
          </table:table-cell>
          <table:table-cell office:value-type="float" office:value="-314">
            <text:p>-314</text:p>
          </table:table-cell>
          <table:table-cell office:value-type="float" office:value="-195.75">
            <text:p>-195.75</text:p>
          </table:table-cell>
          <table:table-cell office:value-type="float" office:value="-433.125">
            <text:p>-433.125</text:p>
          </table:table-cell>
          <table:table-cell office:value-type="float" office:value="-0.039969450101833">
            <text:p>-0.0399694501</text:p>
          </table:table-cell>
          <table:table-cell office:value-type="float" office:value="-0.0138007614213198">
            <text:p>-0.0138007614</text:p>
          </table:table-cell>
          <table:table-cell office:value-type="float" office:value="-0.0181489629164048">
            <text:p>-0.0181489629</text:p>
          </table:table-cell>
          <table:table-cell office:value-type="float" office:value="0.863238136248813">
            <text:p>0.8632381362</text:p>
          </table:table-cell>
          <table:table-cell office:value-type="float" office:value="0.952070638616365">
            <text:p>0.9520706386</text:p>
          </table:table-cell>
          <table:table-cell office:value-type="float" office:value="0.937124224108268">
            <text:p>0.9371242241</text:p>
          </table:table-cell>
          <table:table-cell office:value-type="float" office:value="-16.9929947068983">
            <text:p>-16.9929947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5776">
            <text:p>5776</text:p>
          </table:table-cell>
          <table:table-cell office:value-type="float" office:value="12550">
            <text:p>12550</text:p>
          </table:table-cell>
          <table:table-cell office:value-type="float" office:value="22125">
            <text:p>22125</text:p>
          </table:table-cell>
          <table:table-cell office:value-type="float" office:value="-176">
            <text:p>-176</text:p>
          </table:table-cell>
          <table:table-cell office:value-type="float" office:value="-621.875">
            <text:p>-621.875</text:p>
          </table:table-cell>
          <table:table-cell office:value-type="float" office:value="-1256.25">
            <text:p>-1256.25</text:p>
          </table:table-cell>
          <table:table-cell office:value-type="float" office:value="-0.0304709141274238">
            <text:p>-0.0304709141</text:p>
          </table:table-cell>
          <table:table-cell office:value-type="float" office:value="-0.0495517928286853">
            <text:p>-0.0495517928</text:p>
          </table:table-cell>
          <table:table-cell office:value-type="float" office:value="-0.0567796610169492">
            <text:p>-0.056779661</text:p>
          </table:table-cell>
          <table:table-cell office:value-type="float" office:value="0.895171614705228">
            <text:p>0.8951716147</text:p>
          </table:table-cell>
          <table:table-cell office:value-type="float" office:value="0.831381270237774">
            <text:p>0.8313812702</text:p>
          </table:table-cell>
          <table:table-cell office:value-type="float" office:value="0.807590089054869">
            <text:p>0.8075900891</text:p>
          </table:table-cell>
          <table:table-cell office:value-type="float" office:value="-22.399469194661">
            <text:p>-22.3994691947</text:p>
          </table:table-cell>
          <table:table-cell office:value-type="float" office:value="-13.6388280358517">
            <text:p>-13.6388280359</text:p>
          </table:table-cell>
          <table:table-cell office:value-type="float" office:value="-11.8577168497441">
            <text:p>-11.857716849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4112">
            <text:p>4112</text:p>
          </table:table-cell>
          <table:table-cell office:value-type="float" office:value="11242">
            <text:p>11242</text:p>
          </table:table-cell>
          <table:table-cell office:value-type="float" office:value="20816">
            <text:p>20816</text:p>
          </table:table-cell>
          <table:table-cell office:value-type="float" office:value="-122.375">
            <text:p>-122.375</text:p>
          </table:table-cell>
          <table:table-cell office:value-type="float" office:value="-342.375">
            <text:p>-342.375</text:p>
          </table:table-cell>
          <table:table-cell office:value-type="float" office:value="-994">
            <text:p>-994</text:p>
          </table:table-cell>
          <table:table-cell office:value-type="float" office:value="-0.0297604571984436">
            <text:p>-0.0297604572</text:p>
          </table:table-cell>
          <table:table-cell office:value-type="float" office:value="-0.0304549902152642">
            <text:p>-0.0304549902</text:p>
          </table:table-cell>
          <table:table-cell office:value-type="float" office:value="-0.0477517294388932">
            <text:p>-0.0477517294</text:p>
          </table:table-cell>
          <table:table-cell office:value-type="float" office:value="0.897574342038262">
            <text:p>0.897574342</text:p>
          </table:table-cell>
          <table:table-cell office:value-type="float" office:value="0.895225446847439">
            <text:p>0.8952254468</text:p>
          </table:table-cell>
          <table:table-cell office:value-type="float" office:value="0.837338193186108">
            <text:p>0.8373381932</text:p>
          </table:table-cell>
          <table:table-cell office:value-type="float" office:value="-22.9425593977843">
            <text:p>-22.9425593978</text:p>
          </table:table-cell>
          <table:table-cell office:value-type="float" office:value="-22.4113642351339">
            <text:p>-22.4113642351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5872">
            <text:p>5872</text:p>
          </table:table-cell>
          <table:table-cell office:value-type="float" office:value="11907">
            <text:p>11907</text:p>
          </table:table-cell>
          <table:table-cell office:value-type="float" office:value="19845">
            <text:p>19845</text:p>
          </table:table-cell>
          <table:table-cell office:value-type="float" office:value="-73.375">
            <text:p>-73.375</text:p>
          </table:table-cell>
          <table:table-cell office:value-type="float" office:value="-442.125">
            <text:p>-442.125</text:p>
          </table:table-cell>
          <table:table-cell office:value-type="float" office:value="-736.875">
            <text:p>-736.875</text:p>
          </table:table-cell>
          <table:table-cell office:value-type="float" office:value="-0.012495742506812">
            <text:p>-0.0124957425</text:p>
          </table:table-cell>
          <table:table-cell table:number-columns-repeated="2" office:value-type="float" office:value="-0.0371315192743764">
            <text:p>-0.0371315193</text:p>
          </table:table-cell>
          <table:table-cell office:value-type="float" office:value="0.956570942644519">
            <text:p>0.9565709426</text:p>
          </table:table-cell>
          <table:table-cell table:number-columns-repeated="2" office:value-type="float" office:value="0.872742031997984">
            <text:p>0.872742032</text:p>
          </table:table-cell>
          <table:table-cell office:value-type="float" office:value="0">
            <text:p>0</text:p>
          </table:table-cell>
          <table:table-cell table:number-columns-repeated="2"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1709">
            <text:p>1709</text:p>
          </table:table-cell>
          <table:table-cell office:value-type="float" office:value="8074">
            <text:p>8074</text:p>
          </table:table-cell>
          <table:table-cell office:value-type="float" office:value="13212">
            <text:p>13212</text:p>
          </table:table-cell>
          <table:table-cell office:value-type="float" office:value="20580">
            <text:p>20580</text:p>
          </table:table-cell>
          <table:table-cell office:value-type="float" office:value="-225.125">
            <text:p>-225.125</text:p>
          </table:table-cell>
          <table:table-cell office:value-type="float" office:value="-368.375">
            <text:p>-368.375</text:p>
          </table:table-cell>
          <table:table-cell office:value-type="float" office:value="-1036.875">
            <text:p>-1036.875</text:p>
          </table:table-cell>
          <table:table-cell office:value-type="float" office:value="-0.0278827099331187">
            <text:p>-0.0278827099</text:p>
          </table:table-cell>
          <table:table-cell office:value-type="float" office:value="-0.0278818498334847">
            <text:p>-0.0278818498</text:p>
          </table:table-cell>
          <table:table-cell office:value-type="float" office:value="-0.0503826530612245">
            <text:p>-0.0503826531</text:p>
          </table:table-cell>
          <table:table-cell office:value-type="float" office:value="0.903934308439985">
            <text:p>0.9039343084</text:p>
          </table:table-cell>
          <table:table-cell office:value-type="float" office:value="0.903937224781072">
            <text:p>0.9039372248</text:p>
          </table:table-cell>
          <table:table-cell office:value-type="float" office:value="0.82863600127551">
            <text:p>0.8286360013</text:p>
          </table:table-cell>
          <table:table-cell office:value-type="float" office:value="-24.5111837032027">
            <text:p>-24.5111837032</text:p>
          </table:table-cell>
          <table:table-cell office:value-type="float" office:value="-24.5119506170863">
            <text:p>-24.5119506171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657">
            <text:p>1657</text:p>
          </table:table-cell>
          <table:table-cell office:value-type="float" office:value="5776">
            <text:p>5776</text:p>
          </table:table-cell>
          <table:table-cell office:value-type="float" office:value="11709">
            <text:p>11709</text:p>
          </table:table-cell>
          <table:table-cell office:value-type="float" office:value="19515">
            <text:p>19515</text:p>
          </table:table-cell>
          <table:table-cell office:value-type="float" office:value="-176">
            <text:p>-176</text:p>
          </table:table-cell>
          <table:table-cell office:value-type="float" office:value="-559.125">
            <text:p>-559.125</text:p>
          </table:table-cell>
          <table:table-cell office:value-type="float" office:value="-931.875">
            <text:p>-931.875</text:p>
          </table:table-cell>
          <table:table-cell office:value-type="float" office:value="-0.0304709141274238">
            <text:p>-0.0304709141</text:p>
          </table:table-cell>
          <table:table-cell table:number-columns-repeated="2" office:value-type="float" office:value="-0.0477517294388932">
            <text:p>-0.0477517294</text:p>
          </table:table-cell>
          <table:table-cell office:value-type="float" office:value="0.895171614705228">
            <text:p>0.8951716147</text:p>
          </table:table-cell>
          <table:table-cell table:number-columns-repeated="2" office:value-type="float" office:value="0.837338193186108">
            <text:p>0.8373381932</text:p>
          </table:table-cell>
          <table:table-cell office:value-type="float" office:value="-22.399469194661">
            <text:p>-22.3994691947</text:p>
          </table:table-cell>
          <table:table-cell table:number-columns-repeated="2"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4112">
            <text:p>4112</text:p>
          </table:table-cell>
          <table:table-cell office:value-type="float" office:value="10810">
            <text:p>10810</text:p>
          </table:table-cell>
          <table:table-cell office:value-type="float" office:value="18540">
            <text:p>18540</text:p>
          </table:table-cell>
          <table:table-cell office:value-type="float" office:value="8">
            <text:p>8</text:p>
          </table:table-cell>
          <table:table-cell office:value-type="float" office:value="67.75">
            <text:p>67.75</text:p>
          </table:table-cell>
          <table:table-cell office:value-type="float" office:value="-478.125">
            <text:p>-478.125</text:p>
          </table:table-cell>
          <table:table-cell office:value-type="float" office:value="0.00194552529182879">
            <text:p>0.0019455253</text:p>
          </table:table-cell>
          <table:table-cell office:value-type="float" office:value="0.00626734505087882">
            <text:p>0.0062673451</text:p>
          </table:table-cell>
          <table:table-cell office:value-type="float" office:value="-0.0257888349514563">
            <text:p>-0.025788835</text:p>
          </table:table-cell>
          <table:table-cell office:value-type="float" office:value="1.00681675725598">
            <text:p>1.0068167573</text:p>
          </table:table-cell>
          <table:table-cell office:value-type="float" office:value="1.02201269572149">
            <text:p>1.0220126957</text:p>
          </table:table-cell>
          <table:table-cell office:value-type="float" office:value="0.911042603125884">
            <text:p>0.9110426031</text:p>
          </table:table-cell>
          <table:table-cell table:number-columns-repeated="2" office:value-type="float" office:value="0">
            <text:p>0</text:p>
          </table:table-cell>
          <table:table-cell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5872">
            <text:p>5872</text:p>
          </table:table-cell>
          <table:table-cell office:value-type="float" office:value="11508">
            <text:p>11508</text:p>
          </table:table-cell>
          <table:table-cell office:value-type="float" office:value="18315">
            <text:p>18315</text:p>
          </table:table-cell>
          <table:table-cell office:value-type="float" office:value="-174.25">
            <text:p>-174.25</text:p>
          </table:table-cell>
          <table:table-cell office:value-type="float" office:value="-153">
            <text:p>-153</text:p>
          </table:table-cell>
          <table:table-cell office:value-type="float" office:value="-429.375">
            <text:p>-429.375</text:p>
          </table:table-cell>
          <table:table-cell office:value-type="float" office:value="-0.029674727520436">
            <text:p>-0.0296747275</text:p>
          </table:table-cell>
          <table:table-cell office:value-type="float" office:value="-0.0132950990615224">
            <text:p>-0.0132950991</text:p>
          </table:table-cell>
          <table:table-cell office:value-type="float" office:value="-0.0234438984438984">
            <text:p>-0.0234438984</text:p>
          </table:table-cell>
          <table:table-cell office:value-type="float" office:value="0.897864409007162">
            <text:p>0.897864409</text:p>
          </table:table-cell>
          <table:table-cell office:value-type="float" office:value="0.953813602216421">
            <text:p>0.9538136022</text:p>
          </table:table-cell>
          <table:table-cell office:value-type="float" office:value="0.919023603539881">
            <text:p>0.9190236035</text:p>
          </table:table-cell>
          <table:table-cell office:value-type="float" office:value="-23.0098513693516">
            <text:p>-23.0098513694</text:p>
          </table:table-cell>
          <table:table-cell office:value-type="float" office:value="0">
            <text:p>0</text:p>
          </table:table-cell>
          <table:table-cell office:value-type="float" office:value="-29.2182642448188">
            <text:p>-29.218264244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6137">
            <text:p>6137</text:p>
          </table:table-cell>
          <table:table-cell office:value-type="float" office:value="11010">
            <text:p>11010</text:p>
          </table:table-cell>
          <table:table-cell office:value-type="float" office:value="18759">
            <text:p>18759</text:p>
          </table:table-cell>
          <table:table-cell office:value-type="float" office:value="-187">
            <text:p>-187</text:p>
          </table:table-cell>
          <table:table-cell office:value-type="float" office:value="-488.75">
            <text:p>-488.75</text:p>
          </table:table-cell>
          <table:table-cell office:value-type="float" office:value="-741.375">
            <text:p>-741.375</text:p>
          </table:table-cell>
          <table:table-cell office:value-type="float" office:value="-0.0304709141274238">
            <text:p>-0.0304709141</text:p>
          </table:table-cell>
          <table:table-cell office:value-type="float" office:value="-0.0443914623069936">
            <text:p>-0.0443914623</text:p>
          </table:table-cell>
          <table:table-cell office:value-type="float" office:value="-0.0395210299056453">
            <text:p>-0.0395210299</text:p>
          </table:table-cell>
          <table:table-cell office:value-type="float" office:value="0.895171614705228">
            <text:p>0.8951716147</text:p>
          </table:table-cell>
          <table:table-cell office:value-type="float" office:value="0.848492261699999">
            <text:p>0.8484922617</text:p>
          </table:table-cell>
          <table:table-cell office:value-type="float" office:value="0.864737742467655">
            <text:p>0.8647377425</text:p>
          </table:table-cell>
          <table:table-cell office:value-type="float" office:value="-22.399469194661">
            <text:p>-22.3994691947</text:p>
          </table:table-cell>
          <table:table-cell office:value-type="float" office:value="-15.2652291822071">
            <text:p>-15.2652291822</text:p>
          </table:table-cell>
          <table:table-cell office:value-type="float" office:value="-17.1897895548823">
            <text:p>-17.189789554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73">
            <text:p>373</text:p>
          </table:table-cell>
          <table:table-cell office:value-type="float" office:value="4369">
            <text:p>4369</text:p>
          </table:table-cell>
          <table:table-cell office:value-type="float" office:value="9985">
            <text:p>9985</text:p>
          </table:table-cell>
          <table:table-cell office:value-type="float" office:value="17834">
            <text:p>17834</text:p>
          </table:table-cell>
          <table:table-cell office:value-type="float" office:value="-157.75">
            <text:p>-157.75</text:p>
          </table:table-cell>
          <table:table-cell office:value-type="float" office:value="-753.75">
            <text:p>-753.75</text:p>
          </table:table-cell>
          <table:table-cell office:value-type="float" office:value="-127.875">
            <text:p>-127.875</text:p>
          </table:table-cell>
          <table:table-cell office:value-type="float" office:value="-0.0361066605630579">
            <text:p>-0.0361066606</text:p>
          </table:table-cell>
          <table:table-cell office:value-type="float" office:value="-0.0754882323485228">
            <text:p>-0.0754882323</text:p>
          </table:table-cell>
          <table:table-cell office:value-type="float" office:value="-0.00717029269933834">
            <text:p>-0.0071702927</text:p>
          </table:table-cell>
          <table:table-cell office:value-type="float" office:value="0.876181922265848">
            <text:p>0.8761819223</text:p>
          </table:table-cell>
          <table:table-cell office:value-type="float" office:value="0.746960194297455">
            <text:p>0.7469601943</text:p>
          </table:table-cell>
          <table:table-cell office:value-type="float" office:value="0.975004745223208">
            <text:p>0.9750047452</text:p>
          </table:table-cell>
          <table:table-cell office:value-type="float" office:value="-18.8485132499782">
            <text:p>-18.84851325</text:p>
          </table:table-cell>
          <table:table-cell office:value-type="float" office:value="-8.83108166513123">
            <text:p>-8.8310816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91">
            <text:p>491</text:p>
          </table:table-cell>
          <table:table-cell table:number-columns-repeated="2" office:value-type="float" office:value="821">
            <text:p>821</text:p>
          </table:table-cell>
          <table:table-cell office:value-type="float" office:value="6239">
            <text:p>6239</text:p>
          </table:table-cell>
          <table:table-cell office:value-type="float" office:value="11263">
            <text:p>11263</text:p>
          </table:table-cell>
          <table:table-cell office:value-type="float" office:value="20112">
            <text:p>20112</text:p>
          </table:table-cell>
          <table:table-cell office:value-type="float" office:value="-108.625">
            <text:p>-108.625</text:p>
          </table:table-cell>
          <table:table-cell office:value-type="float" office:value="38.1666666666667">
            <text:p>38.1666666667</text:p>
          </table:table-cell>
          <table:table-cell office:value-type="float" office:value="-67.625">
            <text:p>-67.625</text:p>
          </table:table-cell>
          <table:table-cell office:value-type="float" office:value="-0.0174106427312069">
            <text:p>-0.0174106427</text:p>
          </table:table-cell>
          <table:table-cell office:value-type="float" office:value="0.00338867678830389">
            <text:p>0.0033886768</text:p>
          </table:table-cell>
          <table:table-cell office:value-type="float" office:value="-0.00336242044550517">
            <text:p>-0.0033624204</text:p>
          </table:table-cell>
          <table:table-cell office:value-type="float" office:value="0.939656886182191">
            <text:p>0.9396568862</text:p>
          </table:table-cell>
          <table:table-cell office:value-type="float" office:value="1.0118828756946">
            <text:p>1.0118828757</text:p>
          </table:table-cell>
          <table:table-cell office:value-type="float" office:value="0.988253687948387">
            <text:p>0.98825368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85">
            <text:p>885</text:p>
          </table:table-cell>
          <table:table-cell office:value-type="float" office:value="5089">
            <text:p>5089</text:p>
          </table:table-cell>
          <table:table-cell office:value-type="float" office:value="9542">
            <text:p>9542</text:p>
          </table:table-cell>
          <table:table-cell office:value-type="float" office:value="16882">
            <text:p>16882</text:p>
          </table:table-cell>
          <table:table-cell office:value-type="float" office:value="-447.5">
            <text:p>-447.5</text:p>
          </table:table-cell>
          <table:table-cell office:value-type="float" office:value="-218.285714285714">
            <text:p>-218.2857142857</text:p>
          </table:table-cell>
          <table:table-cell office:value-type="float" office:value="-459.5">
            <text:p>-459.5</text:p>
          </table:table-cell>
          <table:table-cell office:value-type="float" office:value="-0.0879347612497544">
            <text:p>-0.0879347612</text:p>
          </table:table-cell>
          <table:table-cell office:value-type="float" office:value="-0.0228763062550528">
            <text:p>-0.0228763063</text:p>
          </table:table-cell>
          <table:table-cell office:value-type="float" office:value="-0.0272183390593532">
            <text:p>-0.0272183391</text:p>
          </table:table-cell>
          <table:table-cell office:value-type="float" office:value="0.70738407920852">
            <text:p>0.7073840792</text:p>
          </table:table-cell>
          <table:table-cell office:value-type="float" office:value="0.92095864586755">
            <text:p>0.9209586459</text:p>
          </table:table-cell>
          <table:table-cell office:value-type="float" office:value="0.906187855735318">
            <text:p>0.9061878557</text:p>
          </table:table-cell>
          <table:table-cell office:value-type="float" office:value="-7.5306267096493">
            <text:p>-7.5306267096</text:p>
          </table:table-cell>
          <table:table-cell office:value-type="float" office:value="-29.951875535309">
            <text:p>-29.9518755353</text:p>
          </table:table-cell>
          <table:table-cell office:value-type="float" office:value="-25.1180146037787">
            <text:p>-25.118014603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31">
            <text:p>531</text:p>
          </table:table-cell>
          <table:table-cell office:value-type="float" office:value="831">
            <text:p>831</text:p>
          </table:table-cell>
          <table:table-cell office:value-type="float" office:value="4354">
            <text:p>4354</text:p>
          </table:table-cell>
          <table:table-cell office:value-type="float" office:value="8980">
            <text:p>8980</text:p>
          </table:table-cell>
          <table:table-cell office:value-type="float" office:value="16031">
            <text:p>16031</text:p>
          </table:table-cell>
          <table:table-cell office:value-type="float" office:value="-408.285714285714">
            <text:p>-408.2857142857</text:p>
          </table:table-cell>
          <table:table-cell office:value-type="float" office:value="-894.666666666667">
            <text:p>-894.6666666667</text:p>
          </table:table-cell>
          <table:table-cell office:value-type="float" office:value="3.85714285714286">
            <text:p>3.8571428571</text:p>
          </table:table-cell>
          <table:table-cell office:value-type="float" office:value="-0.093772557254413">
            <text:p>-0.0937725573</text:p>
          </table:table-cell>
          <table:table-cell office:value-type="float" office:value="-0.0996288047512992">
            <text:p>-0.0996288048</text:p>
          </table:table-cell>
          <table:table-cell office:value-type="float" office:value="0.000240605255888145">
            <text:p>0.0002406053</text:p>
          </table:table-cell>
          <table:table-cell office:value-type="float" office:value="0.689030902897858">
            <text:p>0.6890309029</text:p>
          </table:table-cell>
          <table:table-cell office:value-type="float" office:value="0.670753944893351">
            <text:p>0.6707539449</text:p>
          </table:table-cell>
          <table:table-cell office:value-type="float" office:value="1.00084223186175">
            <text:p>1.0008422319</text:p>
          </table:table-cell>
          <table:table-cell office:value-type="float" office:value="-7.03953115098656">
            <text:p>-7.039531151</text:p>
          </table:table-cell>
          <table:table-cell office:value-type="float" office:value="-6.6046624400652">
            <text:p>-6.60466244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1236">
            <text:p>1236</text:p>
          </table:table-cell>
          <table:table-cell office:value-type="float" office:value="785">
            <text:p>785</text:p>
          </table:table-cell>
          <table:table-cell office:value-type="float" office:value="3902">
            <text:p>3902</text:p>
          </table:table-cell>
          <table:table-cell office:value-type="float" office:value="8407">
            <text:p>8407</text:p>
          </table:table-cell>
          <table:table-cell office:value-type="float" office:value="15797">
            <text:p>15797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49.166666666667">
            <text:p>449.1666666667</text:p>
          </table:table-cell>
          <table:table-cell office:value-type="float" office:value="0">
            <text:p>0</text:p>
          </table:table-cell>
          <table:table-cell office:value-type="float" office:value="0.0237896990603069">
            <text:p>0.0237896991</text:p>
          </table:table-cell>
          <table:table-cell office:value-type="float" office:value="0.0284336688400751">
            <text:p>0.0284336688</text:p>
          </table:table-cell>
          <table:table-cell office:value-type="float" office:value="0.64">
            <text:p>0.64</text:p>
          </table:table-cell>
          <table:table-cell office:value-type="float" office:value="1.08437320828258">
            <text:p>1.0843732083</text:p>
          </table:table-cell>
          <table:table-cell office:value-type="float" office:value="1.10110244904673">
            <text:p>1.101102449</text:p>
          </table:table-cell>
          <table:table-cell office:value-type="float" office:value="0">
            <text:p>0</text:p>
          </table:table-cell>
          <table:table-cell office:value-type="float" office:value="29.4816572813032">
            <text:p>29.4816572813</text:p>
          </table:table-cell>
          <table:table-cell office:value-type="float" office:value="24.7226446978337">
            <text:p>24.722644697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11">
            <text:p>511</text:p>
          </table:table-cell>
          <table:table-cell table:number-columns-repeated="2" office:value-type="float" office:value="788">
            <text:p>788</text:p>
          </table:table-cell>
          <table:table-cell office:value-type="float" office:value="3496">
            <text:p>3496</text:p>
          </table:table-cell>
          <table:table-cell office:value-type="float" office:value="8046">
            <text:p>8046</text:p>
          </table:table-cell>
          <table:table-cell office:value-type="float" office:value="15421">
            <text:p>15421</text:p>
          </table:table-cell>
          <table:table-cell office:value-type="float" office:value="0">
            <text:p>0</text:p>
          </table:table-cell>
          <table:table-cell office:value-type="float" office:value="48.4">
            <text:p>48.4</text:p>
          </table:table-cell>
          <table:table-cell office:value-type="float" office:value="92.8">
            <text:p>92.8</text:p>
          </table:table-cell>
          <table:table-cell office:value-type="float" office:value="0">
            <text:p>0</text:p>
          </table:table-cell>
          <table:table-cell office:value-type="float" office:value="0.0060154113845389">
            <text:p>0.0060154114</text:p>
          </table:table-cell>
          <table:table-cell office:value-type="float" office:value="0.0060177679787303">
            <text:p>0.006017768</text:p>
          </table:table-cell>
          <table:table-cell office:value-type="float" office:value="0.64">
            <text:p>0.64</text:p>
          </table:table-cell>
          <table:table-cell office:value-type="float" office:value="1.02112486278717">
            <text:p>1.0211248628</text:p>
          </table:table-cell>
          <table:table-cell office:value-type="float" office:value="1.02113316644719">
            <text:p>1.02113316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3133">
            <text:p>3133</text:p>
          </table:table-cell>
          <table:table-cell office:value-type="float" office:value="7520">
            <text:p>7520</text:p>
          </table:table-cell>
          <table:table-cell office:value-type="float" office:value="15838">
            <text:p>15838</text:p>
          </table:table-cell>
          <table:table-cell office:value-type="float" office:value="0">
            <text:p>0</text:p>
          </table:table-cell>
          <table:table-cell office:value-type="float" office:value="-401.5">
            <text:p>-401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33909574468085">
            <text:p>-0.0533909574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18718813836861">
            <text:p>0.8187188138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-12.6327398891874">
            <text:p>-12.6327398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57">
            <text:p>257</text:p>
          </table:table-cell>
          <table:table-cell office:value-type="float" office:value="2807">
            <text:p>2807</text:p>
          </table:table-cell>
          <table:table-cell office:value-type="float" office:value="6999">
            <text:p>6999</text:p>
          </table:table-cell>
          <table:table-cell office:value-type="float" office:value="16331">
            <text:p>16331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3" office:value-type="float" office:value="5">
            <text:p>5</text:p>
          </table:table-cell>
          <table:table-cell office:value-type="float" office:value="367">
            <text:p>367</text:p>
          </table:table-cell>
          <table:table-cell office:value-type="float" office:value="982">
            <text:p>982</text:p>
          </table:table-cell>
          <table:table-cell office:value-type="float" office:value="367">
            <text:p>367</text:p>
          </table:table-cell>
          <table:table-cell office:value-type="float" office:value="2516">
            <text:p>2516</text:p>
          </table:table-cell>
          <table:table-cell office:value-type="float" office:value="6402">
            <text:p>6402</text:p>
          </table:table-cell>
          <table:table-cell office:value-type="float" office:value="17205">
            <text:p>17205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200">
            <text:p>200</text:p>
          </table:table-cell>
          <table:table-cell office:value-type="float" office:value="6660.25">
            <text:p>6660.25</text:p>
          </table:table-cell>
          <table:table-cell office:value-type="float" office:value="22828">
            <text:p>22828</text:p>
          </table:table-cell>
          <table:table-cell office:value-type="float" office:value="11.4475">
            <text:p>11.4475</text:p>
          </table:table-cell>
          <table:table-cell table:number-columns-repeated="3" office:value-type="float" office:value="5">
            <text:p>5</text:p>
          </table:table-cell>
          <table:table-cell office:value-type="float" office:value="507">
            <text:p>507</text:p>
          </table:table-cell>
          <table:table-cell office:value-type="float" office:value="734">
            <text:p>734</text:p>
          </table:table-cell>
          <table:table-cell office:value-type="float" office:value="507">
            <text:p>507</text:p>
          </table:table-cell>
          <table:table-cell office:value-type="float" office:value="2254">
            <text:p>2254</text:p>
          </table:table-cell>
          <table:table-cell office:value-type="float" office:value="5799">
            <text:p>5799</text:p>
          </table:table-cell>
          <table:table-cell office:value-type="float" office:value="18125">
            <text:p>18125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7.666666666667">
            <text:p>197.6666666667</text:p>
          </table:table-cell>
          <table:table-cell office:value-type="float" office:value="6488">
            <text:p>6488</text:p>
          </table:table-cell>
          <table:table-cell office:value-type="float" office:value="21235">
            <text:p>21235</text:p>
          </table:table-cell>
          <table:table-cell office:value-type="float" office:value="11.1266666666667">
            <text:p>11.12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82">
            <text:p>482</text:p>
          </table:table-cell>
          <table:table-cell office:value-type="float" office:value="2020">
            <text:p>2020</text:p>
          </table:table-cell>
          <table:table-cell office:value-type="float" office:value="5202">
            <text:p>5202</text:p>
          </table:table-cell>
          <table:table-cell office:value-type="float" office:value="19094">
            <text:p>19094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2">
            <text:p>0.62</text:p>
          </table:table-cell>
          <table:table-cell office:value-type="float" office:value="1.19">
            <text:p>1.1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-6">
            <text:p>-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.1">
            <text:p>50.1</text:p>
          </table:table-cell>
          <table:table-cell office:value-type="float" office:value="51.9">
            <text:p>51.9</text:p>
          </table:table-cell>
          <table:table-cell office:value-type="float" office:value="29078">
            <text:p>29078</text:p>
          </table:table-cell>
          <table:table-cell office:value-type="float" office:value="29417">
            <text:p>29417</text:p>
          </table:table-cell>
          <table:table-cell office:value-type="float" office:value="30122">
            <text:p>301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2:42.93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276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236">
                <text:p>2423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60">
                <text:p>17960</text:p>
              </table:table-cell>
              <table:table-cell office:value-type="float" office:value="28093">
                <text:p>2809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384">
                <text:p>18384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925">
                <text:p>1892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20419">
                <text:p>20419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595">
                <text:p>20595</text:p>
              </table:table-cell>
              <table:table-cell office:value-type="float" office:value="29477">
                <text:p>294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9450">
                <text:p>19450</text:p>
              </table:table-cell>
              <table:table-cell office:value-type="float" office:value="31406">
                <text:p>3140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891">
                <text:p>14891</text:p>
              </table:table-cell>
              <table:table-cell office:value-type="float" office:value="20875">
                <text:p>20875</text:p>
              </table:table-cell>
              <table:table-cell office:value-type="float" office:value="35159">
                <text:p>3515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015">
                <text:p>16015</text:p>
              </table:table-cell>
              <table:table-cell office:value-type="float" office:value="22100">
                <text:p>22100</text:p>
              </table:table-cell>
              <table:table-cell office:value-type="float" office:value="37199">
                <text:p>3719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260">
                <text:p>16260</text:p>
              </table:table-cell>
              <table:table-cell office:value-type="float" office:value="22225">
                <text:p>22225</text:p>
              </table:table-cell>
              <table:table-cell office:value-type="float" office:value="37148">
                <text:p>3714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418">
                <text:p>15418</text:p>
              </table:table-cell>
              <table:table-cell office:value-type="float" office:value="23556">
                <text:p>23556</text:p>
              </table:table-cell>
              <table:table-cell office:value-type="float" office:value="39169">
                <text:p>3916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871">
                <text:p>14871</text:p>
              </table:table-cell>
              <table:table-cell office:value-type="float" office:value="25248">
                <text:p>25248</text:p>
              </table:table-cell>
              <table:table-cell office:value-type="float" office:value="40429">
                <text:p>4042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0">
                <text:p>16360</text:p>
              </table:table-cell>
              <table:table-cell office:value-type="float" office:value="27527">
                <text:p>27527</text:p>
              </table:table-cell>
              <table:table-cell office:value-type="float" office:value="42532">
                <text:p>4253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05">
                <text:p>17405</text:p>
              </table:table-cell>
              <table:table-cell office:value-type="float" office:value="27742">
                <text:p>27742</text:p>
              </table:table-cell>
              <table:table-cell office:value-type="float" office:value="45845">
                <text:p>4584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28">
                <text:p>18628</text:p>
              </table:table-cell>
              <table:table-cell office:value-type="float" office:value="29126">
                <text:p>29126</text:p>
              </table:table-cell>
              <table:table-cell office:value-type="float" office:value="48479">
                <text:p>4847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578">
                <text:p>20578</text:p>
              </table:table-cell>
              <table:table-cell office:value-type="float" office:value="30222">
                <text:p>30222</text:p>
              </table:table-cell>
              <table:table-cell office:value-type="float" office:value="47696">
                <text:p>4769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980">
                <text:p>21980</text:p>
              </table:table-cell>
              <table:table-cell office:value-type="float" office:value="31671">
                <text:p>31671</text:p>
              </table:table-cell>
              <table:table-cell office:value-type="float" office:value="45475">
                <text:p>4547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000">
                <text:p>33000</text:p>
              </table:table-cell>
              <table:table-cell office:value-type="float" office:value="46151">
                <text:p>4615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274">
                <text:p>34274</text:p>
              </table:table-cell>
              <table:table-cell office:value-type="float" office:value="47909">
                <text:p>4790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794">
                <text:p>22794</text:p>
              </table:table-cell>
              <table:table-cell office:value-type="float" office:value="34050">
                <text:p>34050</text:p>
              </table:table-cell>
              <table:table-cell office:value-type="float" office:value="47849">
                <text:p>4784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4034">
                <text:p>34034</text:p>
              </table:table-cell>
              <table:table-cell office:value-type="float" office:value="50118">
                <text:p>5011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660">
                <text:p>33660</text:p>
              </table:table-cell>
              <table:table-cell office:value-type="float" office:value="52191">
                <text:p>5219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46">
                <text:p>25646</text:p>
              </table:table-cell>
              <table:table-cell office:value-type="float" office:value="34758">
                <text:p>34758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3766">
                <text:p>33766</text:p>
              </table:table-cell>
              <table:table-cell office:value-type="float" office:value="47877">
                <text:p>4787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294">
                <text:p>32294</text:p>
              </table:table-cell>
              <table:table-cell office:value-type="float" office:value="48157">
                <text:p>4815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045">
                <text:p>25045</text:p>
              </table:table-cell>
              <table:table-cell office:value-type="float" office:value="32450">
                <text:p>32450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646">
                <text:p>25646</text:p>
              </table:table-cell>
              <table:table-cell office:value-type="float" office:value="33655">
                <text:p>33655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298">
                <text:p>33298</text:p>
              </table:table-cell>
              <table:table-cell office:value-type="float" office:value="48930">
                <text:p>489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308">
                <text:p>34308</text:p>
              </table:table-cell>
              <table:table-cell office:value-type="float" office:value="49776">
                <text:p>497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5792">
                <text:p>35792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798">
                <text:p>35798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428">
                <text:p>3642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00">
                <text:p>36600</text:p>
              </table:table-cell>
              <table:table-cell office:value-type="float" office:value="53497">
                <text:p>5349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456">
                <text:p>35456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044">
                <text:p>35044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759">
                <text:p>23759</text:p>
              </table:table-cell>
              <table:table-cell office:value-type="float" office:value="35308">
                <text:p>35308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4592">
                <text:p>34592</text:p>
              </table:table-cell>
              <table:table-cell office:value-type="float" office:value="48961">
                <text:p>489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847">
                <text:p>33847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840">
                <text:p>22840</text:p>
              </table:table-cell>
              <table:table-cell office:value-type="float" office:value="31418">
                <text:p>31418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735">
                <text:p>22735</text:p>
              </table:table-cell>
              <table:table-cell office:value-type="float" office:value="30582">
                <text:p>30582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1044">
                <text:p>3104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996">
                <text:p>29996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0468">
                <text:p>20468</text:p>
              </table:table-cell>
              <table:table-cell office:value-type="float" office:value="29136">
                <text:p>29136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7418">
                <text:p>17418</text:p>
              </table:table-cell>
              <table:table-cell office:value-type="float" office:value="28428">
                <text:p>28428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904">
                <text:p>13904</text:p>
              </table:table-cell>
              <table:table-cell office:value-type="float" office:value="26716">
                <text:p>26716</text:p>
              </table:table-cell>
              <table:table-cell office:value-type="float" office:value="41704">
                <text:p>417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4948">
                <text:p>24948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24530">
                <text:p>24530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22998">
                <text:p>22998</text:p>
              </table:table-cell>
              <table:table-cell office:value-type="float" office:value="39628">
                <text:p>3962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22740">
                <text:p>22740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21868">
                <text:p>21868</text:p>
              </table:table-cell>
              <table:table-cell office:value-type="float" office:value="39362">
                <text:p>3936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19636">
                <text:p>19636</text:p>
              </table:table-cell>
              <table:table-cell office:value-type="float" office:value="34676">
                <text:p>3467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18943">
                <text:p>18943</text:p>
              </table:table-cell>
              <table:table-cell office:value-type="float" office:value="29737">
                <text:p>2973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6605">
                <text:p>1660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4913">
                <text:p>14913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5495">
                <text:p>15495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120">
                <text:p>9120</text:p>
              </table:table-cell>
              <table:table-cell office:value-type="float" office:value="15960">
                <text:p>1596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4868">
                <text:p>14868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596">
                <text:p>13596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184">
                <text:p>14184</text:p>
              </table:table-cell>
              <table:table-cell office:value-type="float" office:value="23865">
                <text:p>2386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776">
                <text:p>5776</text:p>
              </table:table-cell>
              <table:table-cell office:value-type="float" office:value="12550">
                <text:p>12550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1242">
                <text:p>11242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907">
                <text:p>11907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074">
                <text:p>8074</text:p>
              </table:table-cell>
              <table:table-cell office:value-type="float" office:value="13212">
                <text:p>13212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709">
                <text:p>11709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810">
                <text:p>10810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508">
                <text:p>11508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137">
                <text:p>6137</text:p>
              </table:table-cell>
              <table:table-cell office:value-type="float" office:value="11010">
                <text:p>11010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369">
                <text:p>4369</text:p>
              </table:table-cell>
              <table:table-cell office:value-type="float" office:value="9985">
                <text:p>9985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39">
                <text:p>6239</text:p>
              </table:table-cell>
              <table:table-cell office:value-type="float" office:value="11263">
                <text:p>11263</text:p>
              </table:table-cell>
              <table:table-cell office:value-type="float" office:value="20112">
                <text:p>2011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089">
                <text:p>5089</text:p>
              </table:table-cell>
              <table:table-cell office:value-type="float" office:value="9542">
                <text:p>9542</text:p>
              </table:table-cell>
              <table:table-cell office:value-type="float" office:value="16882">
                <text:p>1688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354">
                <text:p>4354</text:p>
              </table:table-cell>
              <table:table-cell office:value-type="float" office:value="8980">
                <text:p>8980</text:p>
              </table:table-cell>
              <table:table-cell office:value-type="float" office:value="16031">
                <text:p>1603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3902">
                <text:p>3902</text:p>
              </table:table-cell>
              <table:table-cell office:value-type="float" office:value="8407">
                <text:p>8407</text:p>
              </table:table-cell>
              <table:table-cell office:value-type="float" office:value="15797">
                <text:p>15797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3496">
                <text:p>3496</text:p>
              </table:table-cell>
              <table:table-cell office:value-type="float" office:value="8046">
                <text:p>8046</text:p>
              </table:table-cell>
              <table:table-cell office:value-type="float" office:value="15421">
                <text:p>15421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133">
                <text:p>3133</text:p>
              </table:table-cell>
              <table:table-cell office:value-type="float" office:value="7520">
                <text:p>7520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807">
                <text:p>2807</text:p>
              </table:table-cell>
              <table:table-cell office:value-type="float" office:value="6999">
                <text:p>6999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516">
                <text:p>2516</text:p>
              </table:table-cell>
              <table:table-cell office:value-type="float" office:value="6402">
                <text:p>6402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254">
                <text:p>2254</text:p>
              </table:table-cell>
              <table:table-cell office:value-type="float" office:value="5799">
                <text:p>5799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2020">
                <text:p>2020</text:p>
              </table:table-cell>
              <table:table-cell office:value-type="float" office:value="5202">
                <text:p>5202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60.25">
                <text:p>6660.25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4475">
                <text:p>11.4475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1.1266666666667">
                <text:p>11.1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407243138581">
                <text:p>1.1340724313858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851335401996">
                <text:p>1.1185133540199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852835505102">
                <text:p>1.0685283550510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100753455345">
                <text:p>1.0410075345534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755144998246">
                <text:p>1.0575514499824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5468248124109">
                <text:p>1.154682481241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114988815089">
                <text:p>1.0911498881508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780078459037">
                <text:p>1.1278007845903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78283254846">
                <text:p>1.197828325484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404164374706">
                <text:p>1.1840416437470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4669593434187">
                <text:p>1.1466959343418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061790378473">
                <text:p>1.1806179037847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315075007651">
                <text:p>1.1731507500765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880916805429">
                <text:p>1.1488091680542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6552785667992">
                <text:p>1.1655278566799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9840603749847">
                <text:p>1.1984060374984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11766928107">
                <text:p>1.111176692810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536006723614">
                <text:p>1.0653600672361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3188750625">
                <text:p>1.06318875062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289064099468">
                <text:p>1.052890640994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449925410341">
                <text:p>1.0444992541034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86425398855">
                <text:p>1.048642539885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5698497539675">
                <text:p>1.056984975396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962923333626">
                <text:p>1.0596292333362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59120081134822">
                <text:p>0.959120081134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3279243175533">
                <text:p>1.0327924317553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512963648733">
                <text:p>1.051296364873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99116155331919">
                <text:p>0.9991161553319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021014304921">
                <text:p>0.9802101430492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1869053628802">
                <text:p>0.97186905362880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7057881923697">
                <text:p>0.98705788192369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5026180135679">
                <text:p>1.05026180135679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7181110435684">
                <text:p>0.97718111043568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35583801572255">
                <text:p>0.93558380157225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7176185123473">
                <text:p>1.0717618512347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14507095324386">
                <text:p>0.91450709532438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7020916210472">
                <text:p>1.0702091621047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555595333159">
                <text:p>1.055555953331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1611578565733">
                <text:p>0.9161157856573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7153735815853">
                <text:p>0.97715373581585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4669726670433">
                <text:p>0.89466972667043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82004203376455">
                <text:p>0.88200420337645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90554191133506">
                <text:p>0.89055419113350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07086354246264">
                <text:p>0.90708635424626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18329037218252">
                <text:p>0.91832903721825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890623899265363">
                <text:p>0.89062389926536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0721319095943">
                <text:p>0.91072131909594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47789530365697">
                <text:p>0.847789530365697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00837991551606">
                <text:p>0.90083799155160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85306010683854">
                <text:p>0.885306010683854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7159881405727">
                <text:p>0.96715988140572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62634594670807">
                <text:p>0.862634594670807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06180142256892">
                <text:p>0.806180142256892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778947710191592">
                <text:p>0.77894771019159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4066544384956">
                <text:p>0.8406654438495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687572591286396">
                <text:p>0.68757259128639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26762273929354">
                <text:p>0.92676227392935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773247924361342">
                <text:p>0.773247924361342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04659875390568">
                <text:p>0.80465987539056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52070638616365">
                <text:p>0.95207063861636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31381270237774">
                <text:p>0.83138127023777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95225446847439">
                <text:p>0.895225446847439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872742031997984">
                <text:p>0.87274203199798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03937224781072">
                <text:p>0.90393722478107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37338193186108">
                <text:p>0.83733819318610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02201269572149">
                <text:p>1.0220126957214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53813602216421">
                <text:p>0.95381360221642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48492261699999">
                <text:p>0.84849226169999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746960194297455">
                <text:p>0.74696019429745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.0118828756946">
                <text:p>1.0118828756946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92095864586755">
                <text:p>0.9209586458675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670753944893351">
                <text:p>0.67075394489335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08437320828258">
                <text:p>1.08437320828258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.02112486278717">
                <text:p>1.0211248627871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18718813836861">
                <text:p>0.818718813836861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2828">
                <text:p>2282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21235">
                <text:p>2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